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6cm" svg:height="0.962cm" svg:x="5.2cm" svg:y="1cm">
          <draw:text-box>
            <text:p>8-8-2020</text:p>
          </draw:text-box>
        </draw:frame>
        <draw:frame draw:style-name="gr2" draw:text-style-name="P2" draw:layer="layout" svg:width="13.999cm" svg:height="7.874cm" svg:x="0.001cm" svg:y="7.8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14cm" svg:height="7.875cm" svg:x="14cm" svg:y="0.0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4.266cm" svg:height="8.024cm" svg:x="13.734cm" svg:y="7.7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6.6cm" svg:height="2.384cm" svg:x="3.4cm" svg:y="3.2cm">
          <draw:text-box>
            <text:p>Fort vent à 00h30 (voir courbe pression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5" draw:text-style-name="P1" draw:layer="layout" svg:width="9.8cm" svg:height="1.673cm" svg:x="4.6cm" svg:y="1.8cm">
          <draw:text-box>
            <text:p>8-8-2020 252 mesures (pour comparer rapidité d’évolution)</text:p>
          </draw:text-box>
        </draw:frame>
        <draw:frame draw:style-name="gr2" draw:text-style-name="P2" draw:layer="layout" svg:width="14.6cm" svg:height="8.212cm" svg:x="0cm" svg:y="7.5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3.4cm" svg:height="7.537cm" svg:x="14.6cm" svg:y="8.2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14.799cm" svg:height="8.324cm" svg:x="13.2cm" svg:y="0.0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1" draw:layer="layout" svg:width="9.6cm" svg:height="1.673cm" svg:x="2.8cm" svg:y="1.4cm">
          <draw:text-box>
            <text:p>7-8-2020 + 8-8-2020 </text:p>
            <text:p>comparaison</text:p>
          </draw:text-box>
        </draw:frame>
        <draw:frame draw:style-name="gr2" draw:text-style-name="P2" draw:layer="layout" svg:width="14cm" svg:height="7.875cm" svg:x="14cm" svg:y="7.8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14.223cm" svg:height="8cm" svg:x="0cm" svg:y="7.7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14.6cm" svg:height="8.212cm" svg:x="13.4cm" svg:y="0.0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12.2cm" svg:height="2.384cm" svg:x="1.6cm" svg:y="3.8cm">
          <draw:text-box>
            <text:p>-Vent de 00:30 à 1h (constatée et vérifiée par la courbe de pression)</text:p>
            <text:p>-Pluie entre 2h et 9h (courbe d’humidité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09T09:55:33.308000000</meta:creation-date>
    <dc:date>2021-03-06T16:16:54.672000000</dc:date>
    <meta:editing-duration>PT24M7S</meta:editing-duration>
    <meta:editing-cycles>4</meta:editing-cycles>
    <meta:generator>LibreOffice/6.4.2.2$Windows_X86_64 LibreOffice_project/4e471d8c02c9c90f512f7f9ead8875b57fcb1ec3</meta:generator>
    <meta:document-statistic meta:object-count="41"/>
  </office:meta>
</office:document-meta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01cm" svg:height="7.876cm" xlink:href="." xlink:type="simple" chart:class="chart:bar" chart:style-name="ch1">
        <chart:legend chart:legend-position="end" svg:x="11.637cm" svg:y="3.636cm" style:legend-expansion="high" chart:style-name="ch2"/>
        <chart:plot-area chart:style-name="ch3" chart:data-source-has-labels="both" svg:x="0.28cm" svg:y="0.157cm" svg:width="11.077cm" svg:height="7.562cm">
          <chartooo:coordinate-region svg:x="1.375cm" svg:y="0.157cm" svg:width="9.982cm" svg:height="5.867cm"/>
          <chart:axis chart:dimension="x" chart:name="primary-x" chart:style-name="ch4" chartooo:axis-type="auto">
            <chartooo:date-scale/>
            <chart:categories table:cell-range-address="local-table.$A$2:.$A$16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91" chart:label-cell-address="local-table.$B$1" chart:class="chart:bar">
            <chart:data-point chart:repeated="16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umidite </text:p>
              </table:table-cell>
            </table:table-row>
          </table:table-header-rows>
          <table:table-rows>
            <table:table-row>
              <table:table-cell office:value-type="string">
                <text:p>19:47:49</text:p>
              </table:table-cell>
              <table:table-cell office:value-type="float" office:value="64.49">
                <text:p>64.49</text:p>
              </table:table-cell>
            </table:table-row>
            <table:table-row>
              <table:table-cell office:value-type="string">
                <text:p>19:48:49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19:49:49</text:p>
              </table:table-cell>
              <table:table-cell office:value-type="float" office:value="61.97">
                <text:p>61.97</text:p>
              </table:table-cell>
            </table:table-row>
            <table:table-row>
              <table:table-cell office:value-type="string">
                <text:p>19:50:49</text:p>
              </table:table-cell>
              <table:table-cell office:value-type="float" office:value="61.48">
                <text:p>61.48</text:p>
              </table:table-cell>
            </table:table-row>
            <table:table-row>
              <table:table-cell office:value-type="string">
                <text:p>19:51:50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19:52: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:53:50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string">
                <text:p>19:54:50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19:55:50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19:56:50</text:p>
              </table:table-cell>
              <table:table-cell office:value-type="float" office:value="61.19">
                <text:p>61.19</text:p>
              </table:table-cell>
            </table:table-row>
            <table:table-row>
              <table:table-cell office:value-type="string">
                <text:p>19:57:50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19:58:50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9:59:50</text:p>
              </table:table-cell>
              <table:table-cell office:value-type="float" office:value="61.16">
                <text:p>61.16</text:p>
              </table:table-cell>
            </table:table-row>
            <table:table-row>
              <table:table-cell office:value-type="string">
                <text:p>20:00:51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20:01:5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0:02:51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20:03:51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0:04:51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61.94">
                <text:p>61.94</text:p>
              </table:table-cell>
            </table:table-row>
            <table:table-row>
              <table:table-cell office:value-type="string">
                <text:p>20:06:51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20:07:51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20:08:51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20:09:52</text:p>
              </table:table-cell>
              <table:table-cell office:value-type="float" office:value="61.61">
                <text:p>61.61</text:p>
              </table:table-cell>
            </table:table-row>
            <table:table-row>
              <table:table-cell office:value-type="string">
                <text:p>20:10:5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20:11:52</text:p>
              </table:table-cell>
              <table:table-cell office:value-type="float" office:value="62.29">
                <text:p>62.29</text:p>
              </table:table-cell>
            </table:table-row>
            <table:table-row>
              <table:table-cell office:value-type="string">
                <text:p>20:12:5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20:13:52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20:14:52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20:15:52</text:p>
              </table:table-cell>
              <table:table-cell office:value-type="float" office:value="62.46">
                <text:p>62.46</text:p>
              </table:table-cell>
            </table:table-row>
            <table:table-row>
              <table:table-cell office:value-type="string">
                <text:p>20:16:52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20:17:53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20:18:53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20:19:53</text:p>
              </table:table-cell>
              <table:table-cell office:value-type="float" office:value="62.98">
                <text:p>62.98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20:21:53</text:p>
              </table:table-cell>
              <table:table-cell office:value-type="float" office:value="63.16">
                <text:p>63.16</text:p>
              </table:table-cell>
            </table:table-row>
            <table:table-row>
              <table:table-cell office:value-type="string">
                <text:p>20:22:53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0:23:53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20:24:53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string">
                <text:p>20:25:53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20:26:54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string">
                <text:p>20:27:54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20:28:54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20:29:54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string">
                <text:p>20:30:54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20:31:54</text:p>
              </table:table-cell>
              <table:table-cell office:value-type="float" office:value="65.18">
                <text:p>65.18</text:p>
              </table:table-cell>
            </table:table-row>
            <table:table-row>
              <table:table-cell office:value-type="string">
                <text:p>20:32:54</text:p>
              </table:table-cell>
              <table:table-cell office:value-type="float" office:value="65.34">
                <text:p>65.34</text:p>
              </table:table-cell>
            </table:table-row>
            <table:table-row>
              <table:table-cell office:value-type="string">
                <text:p>20:33:54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20:34:55</text:p>
              </table:table-cell>
              <table:table-cell office:value-type="float" office:value="65.68">
                <text:p>65.68</text:p>
              </table:table-cell>
            </table:table-row>
            <table:table-row>
              <table:table-cell office:value-type="string">
                <text:p>20:35:55</text:p>
              </table:table-cell>
              <table:table-cell office:value-type="float" office:value="65.53">
                <text:p>65.53</text:p>
              </table:table-cell>
            </table:table-row>
            <table:table-row>
              <table:table-cell office:value-type="string">
                <text:p>20:36:55</text:p>
              </table:table-cell>
              <table:table-cell office:value-type="float" office:value="65.74">
                <text:p>65.74</text:p>
              </table:table-cell>
            </table:table-row>
            <table:table-row>
              <table:table-cell office:value-type="string">
                <text:p>20:37:55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20:38:55</text:p>
              </table:table-cell>
              <table:table-cell office:value-type="float" office:value="65.43">
                <text:p>65.43</text:p>
              </table:table-cell>
            </table:table-row>
            <table:table-row>
              <table:table-cell office:value-type="string">
                <text:p>20:39:55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20:40:55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string">
                <text:p>20:41:55</text:p>
              </table:table-cell>
              <table:table-cell office:value-type="float" office:value="66.14">
                <text:p>66.14</text:p>
              </table:table-cell>
            </table:table-row>
            <table:table-row>
              <table:table-cell office:value-type="string">
                <text:p>20:42:55</text:p>
              </table:table-cell>
              <table:table-cell office:value-type="float" office:value="66.31">
                <text:p>66.31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string">
                <text:p>20:44:56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20:45:56</text:p>
              </table:table-cell>
              <table:table-cell office:value-type="float" office:value="66.41">
                <text:p>66.41</text:p>
              </table:table-cell>
            </table:table-row>
            <table:table-row>
              <table:table-cell office:value-type="string">
                <text:p>20:46:56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20:47:56</text:p>
              </table:table-cell>
              <table:table-cell office:value-type="float" office:value="65.94">
                <text:p>65.94</text:p>
              </table:table-cell>
            </table:table-row>
            <table:table-row>
              <table:table-cell office:value-type="string">
                <text:p>20:48:56</text:p>
              </table:table-cell>
              <table:table-cell office:value-type="float" office:value="65.83">
                <text:p>65.83</text:p>
              </table:table-cell>
            </table:table-row>
            <table:table-row>
              <table:table-cell office:value-type="string">
                <text:p>20:49:56</text:p>
              </table:table-cell>
              <table:table-cell office:value-type="float" office:value="65.97">
                <text:p>65.97</text:p>
              </table:table-cell>
            </table:table-row>
            <table:table-row>
              <table:table-cell office:value-type="string">
                <text:p>20:50:56</text:p>
              </table:table-cell>
              <table:table-cell office:value-type="float" office:value="66.11">
                <text:p>66.11</text:p>
              </table:table-cell>
            </table:table-row>
            <table:table-row>
              <table:table-cell office:value-type="string">
                <text:p>20:51:56</text:p>
              </table:table-cell>
              <table:table-cell office:value-type="float" office:value="66.48">
                <text:p>66.48</text:p>
              </table:table-cell>
            </table:table-row>
            <table:table-row>
              <table:table-cell office:value-type="string">
                <text:p>20:52:57</text:p>
              </table:table-cell>
              <table:table-cell office:value-type="float" office:value="66.68">
                <text:p>66.68</text:p>
              </table:table-cell>
            </table:table-row>
            <table:table-row>
              <table:table-cell office:value-type="string">
                <text:p>20:53:57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20:54:57</text:p>
              </table:table-cell>
              <table:table-cell office:value-type="float" office:value="66.66">
                <text:p>66.66</text:p>
              </table:table-cell>
            </table:table-row>
            <table:table-row>
              <table:table-cell office:value-type="string">
                <text:p>20:55:57</text:p>
              </table:table-cell>
              <table:table-cell office:value-type="float" office:value="66.97">
                <text:p>66.97</text:p>
              </table:table-cell>
            </table:table-row>
            <table:table-row>
              <table:table-cell office:value-type="string">
                <text:p>20:56:5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20:57:57</text:p>
              </table:table-cell>
              <table:table-cell office:value-type="float" office:value="67.72">
                <text:p>67.72</text:p>
              </table:table-cell>
            </table:table-row>
            <table:table-row>
              <table:table-cell office:value-type="string">
                <text:p>20:58: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:59:57</text:p>
              </table:table-cell>
              <table:table-cell office:value-type="float" office:value="68.21">
                <text:p>68.21</text:p>
              </table:table-cell>
            </table:table-row>
            <table:table-row>
              <table:table-cell office:value-type="string">
                <text:p>21:00:58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21:01:58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21:02:58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21:03:5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21:04:58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21:05:58</text:p>
              </table:table-cell>
              <table:table-cell office:value-type="float" office:value="70.07">
                <text:p>70.07</text:p>
              </table:table-cell>
            </table:table-row>
            <table:table-row>
              <table:table-cell office:value-type="string">
                <text:p>21:06:58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21:07:58</text:p>
              </table:table-cell>
              <table:table-cell office:value-type="float" office:value="71.02">
                <text:p>71.02</text:p>
              </table:table-cell>
            </table:table-row>
            <table:table-row>
              <table:table-cell office:value-type="string">
                <text:p>21:08:59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21:09:59</text:p>
              </table:table-cell>
              <table:table-cell office:value-type="float" office:value="71.18">
                <text:p>71.18</text:p>
              </table:table-cell>
            </table:table-row>
            <table:table-row>
              <table:table-cell office:value-type="string">
                <text:p>21:10:5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:11:59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21:12:59</text:p>
              </table:table-cell>
              <table:table-cell office:value-type="float" office:value="72.14">
                <text:p>72.14</text:p>
              </table:table-cell>
            </table:table-row>
            <table:table-row>
              <table:table-cell office:value-type="string">
                <text:p>21:13:59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:14:59</text:p>
              </table:table-cell>
              <table:table-cell office:value-type="float" office:value="71.31">
                <text:p>71.31</text:p>
              </table:table-cell>
            </table:table-row>
            <table:table-row>
              <table:table-cell office:value-type="string">
                <text:p>21:15:59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21:16:59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21:18:00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21:19:00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string">
                <text:p>21:20:00</text:p>
              </table:table-cell>
              <table:table-cell office:value-type="float" office:value="70.89">
                <text:p>70.89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71.67">
                <text:p>71.67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71.11">
                <text:p>71.11</text:p>
              </table:table-cell>
            </table:table-row>
            <table:table-row>
              <table:table-cell office:value-type="string">
                <text:p>21:23:00</text:p>
              </table:table-cell>
              <table:table-cell office:value-type="float" office:value="70.78">
                <text:p>70.78</text:p>
              </table:table-cell>
            </table:table-row>
            <table:table-row>
              <table:table-cell office:value-type="string">
                <text:p>21:24:00</text:p>
              </table:table-cell>
              <table:table-cell office:value-type="float" office:value="70.83">
                <text:p>70.83</text:p>
              </table:table-cell>
            </table:table-row>
            <table:table-row>
              <table:table-cell office:value-type="string">
                <text:p>21:25:00</text:p>
              </table:table-cell>
              <table:table-cell office:value-type="float" office:value="70.89">
                <text:p>70.89</text:p>
              </table:table-cell>
            </table:table-row>
            <table:table-row>
              <table:table-cell office:value-type="string">
                <text:p>21:26:00</text:p>
              </table:table-cell>
              <table:table-cell office:value-type="float" office:value="70.93">
                <text:p>70.93</text:p>
              </table:table-cell>
            </table:table-row>
            <table:table-row>
              <table:table-cell office:value-type="string">
                <text:p>21:27:00</text:p>
              </table:table-cell>
              <table:table-cell office:value-type="float" office:value="71.12">
                <text:p>71.12</text:p>
              </table:table-cell>
            </table:table-row>
            <table:table-row>
              <table:table-cell office:value-type="string">
                <text:p>21:28:00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21:29:00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21:30:00</text:p>
              </table:table-cell>
              <table:table-cell office:value-type="float" office:value="72.46">
                <text:p>72.46</text:p>
              </table:table-cell>
            </table:table-row>
            <table:table-row>
              <table:table-cell office:value-type="string">
                <text:p>21:31:01</text:p>
              </table:table-cell>
              <table:table-cell office:value-type="float" office:value="72.33">
                <text:p>72.33</text:p>
              </table:table-cell>
            </table:table-row>
            <table:table-row>
              <table:table-cell office:value-type="string">
                <text:p>21:32:01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1:33:01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21:34:01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21:35:01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21:36:01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string">
                <text:p>21:37:01</text:p>
              </table:table-cell>
              <table:table-cell office:value-type="float" office:value="72.73">
                <text:p>72.73</text:p>
              </table:table-cell>
            </table:table-row>
            <table:table-row>
              <table:table-cell office:value-type="string">
                <text:p>21:38:01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string">
                <text:p>21:39:01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1:40:01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21:41:02</text:p>
              </table:table-cell>
              <table:table-cell office:value-type="float" office:value="73.61">
                <text:p>73.61</text:p>
              </table:table-cell>
            </table:table-row>
            <table:table-row>
              <table:table-cell office:value-type="string">
                <text:p>21:42:02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21:43:02</text:p>
              </table:table-cell>
              <table:table-cell office:value-type="float" office:value="72.82">
                <text:p>72.82</text:p>
              </table:table-cell>
            </table:table-row>
            <table:table-row>
              <table:table-cell office:value-type="string">
                <text:p>21:44:02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1:45:02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1:46:02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21:47:02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21:48:02</text:p>
              </table:table-cell>
              <table:table-cell office:value-type="float" office:value="72.67">
                <text:p>72.67</text:p>
              </table:table-cell>
            </table:table-row>
            <table:table-row>
              <table:table-cell office:value-type="string">
                <text:p>21:49:02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21:50:03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21:51:0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21:52:03</text:p>
              </table:table-cell>
              <table:table-cell office:value-type="float" office:value="71.27">
                <text:p>71.27</text:p>
              </table:table-cell>
            </table:table-row>
            <table:table-row>
              <table:table-cell office:value-type="string">
                <text:p>21:53:03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21:54:03</text:p>
              </table:table-cell>
              <table:table-cell office:value-type="float" office:value="71.38">
                <text:p>71.38</text:p>
              </table:table-cell>
            </table:table-row>
            <table:table-row>
              <table:table-cell office:value-type="string">
                <text:p>21:55:0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1:56:0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1:57:03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string">
                <text:p>21:58:03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21:59:04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22:00:04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22:01:04</text:p>
              </table:table-cell>
              <table:table-cell office:value-type="float" office:value="71.55">
                <text:p>71.55</text:p>
              </table:table-cell>
            </table:table-row>
            <table:table-row>
              <table:table-cell office:value-type="string">
                <text:p>22:02:04</text:p>
              </table:table-cell>
              <table:table-cell office:value-type="float" office:value="72.33">
                <text:p>72.33</text:p>
              </table:table-cell>
            </table:table-row>
            <table:table-row>
              <table:table-cell office:value-type="string">
                <text:p>22:03:04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22:04:04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string">
                <text:p>22:05:04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22:06:04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22:07:04</text:p>
              </table:table-cell>
              <table:table-cell office:value-type="float" office:value="72.05">
                <text:p>72.05</text:p>
              </table:table-cell>
            </table:table-row>
            <table:table-row>
              <table:table-cell office:value-type="string">
                <text:p>22:08:05</text:p>
              </table:table-cell>
              <table:table-cell office:value-type="float" office:value="72.51">
                <text:p>72.51</text:p>
              </table:table-cell>
            </table:table-row>
            <table:table-row>
              <table:table-cell office:value-type="string">
                <text:p>22:09:05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22:10:05</text:p>
              </table:table-cell>
              <table:table-cell office:value-type="float" office:value="72.88">
                <text:p>72.88</text:p>
              </table:table-cell>
            </table:table-row>
            <table:table-row>
              <table:table-cell office:value-type="string">
                <text:p>22:11:05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string">
                <text:p>22:12:05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22:13:05</text:p>
              </table:table-cell>
              <table:table-cell office:value-type="float" office:value="73.03">
                <text:p>73.03</text:p>
              </table:table-cell>
            </table:table-row>
            <table:table-row>
              <table:table-cell office:value-type="string">
                <text:p>22:14:05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22:15:05</text:p>
              </table:table-cell>
              <table:table-cell office:value-type="float" office:value="72.39">
                <text:p>72.39</text:p>
              </table:table-cell>
            </table:table-row>
            <table:table-row>
              <table:table-cell office:value-type="string">
                <text:p>22:16:06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string">
                <text:p>22:17:06</text:p>
              </table:table-cell>
              <table:table-cell office:value-type="float" office:value="72.88">
                <text:p>72.88</text:p>
              </table:table-cell>
            </table:table-row>
            <table:table-row>
              <table:table-cell office:value-type="string">
                <text:p>22:18:06</text:p>
              </table:table-cell>
              <table:table-cell office:value-type="float" office:value="73.49">
                <text:p>73.49</text:p>
              </table:table-cell>
            </table:table-row>
            <table:table-row>
              <table:table-cell office:value-type="string">
                <text:p>22:19:06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22:20:06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22:21:06</text:p>
              </table:table-cell>
              <table:table-cell office:value-type="float" office:value="73.32">
                <text:p>73.32</text:p>
              </table:table-cell>
            </table:table-row>
            <table:table-row>
              <table:table-cell office:value-type="string">
                <text:p>22:22:06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2:23:06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22:24:06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22:25:07</text:p>
              </table:table-cell>
              <table:table-cell office:value-type="float" office:value="73.32">
                <text:p>73.32</text:p>
              </table:table-cell>
            </table:table-row>
            <table:table-row>
              <table:table-cell office:value-type="string">
                <text:p>22:26:07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22:27:07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2:28:07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22:29:07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22:30:07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22:31:07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22:32:07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22:33:08</text:p>
              </table:table-cell>
              <table:table-cell office:value-type="float" office:value="73.36">
                <text:p>73.36</text:p>
              </table:table-cell>
            </table:table-row>
            <table:table-row>
              <table:table-cell office:value-type="string">
                <text:p>22:34:08</text:p>
              </table:table-cell>
              <table:table-cell office:value-type="float" office:value="74.01">
                <text:p>74.01</text:p>
              </table:table-cell>
            </table:table-row>
            <table:table-row>
              <table:table-cell office:value-type="string">
                <text:p>22:35:0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22:36:08</text:p>
              </table:table-cell>
              <table:table-cell office:value-type="float" office:value="73.99">
                <text:p>73.99</text:p>
              </table:table-cell>
            </table:table-row>
            <table:table-row>
              <table:table-cell office:value-type="string">
                <text:p>22:37: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74.73">
                <text:p>74.73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string">
                <text:p>22:44:09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22:45:09</text:p>
              </table:table-cell>
              <table:table-cell office:value-type="float" office:value="73.98">
                <text:p>73.98</text:p>
              </table:table-cell>
            </table:table-row>
            <table:table-row>
              <table:table-cell office:value-type="string">
                <text:p>22:46:09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22:47:09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22:48:09</text:p>
              </table:table-cell>
              <table:table-cell office:value-type="float" office:value="74.77">
                <text:p>74.77</text:p>
              </table:table-cell>
            </table:table-row>
            <table:table-row>
              <table:table-cell office:value-type="string">
                <text:p>22:49:09</text:p>
              </table:table-cell>
              <table:table-cell office:value-type="float" office:value="74.89">
                <text:p>74.89</text:p>
              </table:table-cell>
            </table:table-row>
            <table:table-row>
              <table:table-cell office:value-type="string">
                <text:p>22:50:10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2:51:10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22:52:10</text:p>
              </table:table-cell>
              <table:table-cell office:value-type="float" office:value="74.92">
                <text:p>74.92</text:p>
              </table:table-cell>
            </table:table-row>
            <table:table-row>
              <table:table-cell office:value-type="string">
                <text:p>22:53:10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22:54:10</text:p>
              </table:table-cell>
              <table:table-cell office:value-type="float" office:value="75.51">
                <text:p>75.51</text:p>
              </table:table-cell>
            </table:table-row>
            <table:table-row>
              <table:table-cell office:value-type="string">
                <text:p>22:55:10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22:56:10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22:57:10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22:58:10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22:59:10</text:p>
              </table:table-cell>
              <table:table-cell office:value-type="float" office:value="77.03">
                <text:p>77.03</text:p>
              </table:table-cell>
            </table:table-row>
            <table:table-row>
              <table:table-cell office:value-type="string">
                <text:p>23:00:10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23:01:10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23:02:10</text:p>
              </table:table-cell>
              <table:table-cell office:value-type="float" office:value="76.98">
                <text:p>76.98</text:p>
              </table:table-cell>
            </table:table-row>
            <table:table-row>
              <table:table-cell office:value-type="string">
                <text:p>23:03:11</text:p>
              </table:table-cell>
              <table:table-cell office:value-type="float" office:value="77.07">
                <text:p>77.07</text:p>
              </table:table-cell>
            </table:table-row>
            <table:table-row>
              <table:table-cell office:value-type="string">
                <text:p>23:04:11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23:05:11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23:06:11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23:07:11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3:08:11</text:p>
              </table:table-cell>
              <table:table-cell office:value-type="float" office:value="76.49">
                <text:p>76.49</text:p>
              </table:table-cell>
            </table:table-row>
            <table:table-row>
              <table:table-cell office:value-type="string">
                <text:p>23:09:11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23:10:11</text:p>
              </table:table-cell>
              <table:table-cell office:value-type="float" office:value="76.67">
                <text:p>76.67</text:p>
              </table:table-cell>
            </table:table-row>
            <table:table-row>
              <table:table-cell office:value-type="string">
                <text:p>23:11:11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23:12:12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23:13:12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3:14:12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23:15:12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23:16:12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23:17:12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23:18:12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23:19:12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3:20:12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23:21:13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3:22:13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string">
                <text:p>23:23:13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3:24:1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3:25:1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23:26:1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3:27:13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23:28:1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3:30:14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23:31:14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23:32:14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23:33:14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23:34:14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3:35:14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23:36:14</text:p>
              </table:table-cell>
              <table:table-cell office:value-type="float" office:value="78.57">
                <text:p>78.57</text:p>
              </table:table-cell>
            </table:table-row>
            <table:table-row>
              <table:table-cell office:value-type="string">
                <text:p>23:37:14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string">
                <text:p>23:38:15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23:39:15</text:p>
              </table:table-cell>
              <table:table-cell office:value-type="float" office:value="75.57">
                <text:p>75.57</text:p>
              </table:table-cell>
            </table:table-row>
            <table:table-row>
              <table:table-cell office:value-type="string">
                <text:p>23:40:15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string">
                <text:p>23:41:15</text:p>
              </table:table-cell>
              <table:table-cell office:value-type="float" office:value="73.48">
                <text:p>73.48</text:p>
              </table:table-cell>
            </table:table-row>
            <table:table-row>
              <table:table-cell office:value-type="string">
                <text:p>23:42:15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23:43:15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3:44:15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23:45:15</text:p>
              </table:table-cell>
              <table:table-cell office:value-type="float" office:value="72.03">
                <text:p>72.03</text:p>
              </table:table-cell>
            </table:table-row>
            <table:table-row>
              <table:table-cell office:value-type="string">
                <text:p>23:46:15</text:p>
              </table:table-cell>
              <table:table-cell office:value-type="float" office:value="68.93">
                <text:p>68.93</text:p>
              </table:table-cell>
            </table:table-row>
            <table:table-row>
              <table:table-cell office:value-type="string">
                <text:p>23:47:1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3:48:16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:49:16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23:50:16</text:p>
              </table:table-cell>
              <table:table-cell office:value-type="float" office:value="77.08">
                <text:p>77.08</text:p>
              </table:table-cell>
            </table:table-row>
            <table:table-row>
              <table:table-cell office:value-type="string">
                <text:p>23:51:16</text:p>
              </table:table-cell>
              <table:table-cell office:value-type="float" office:value="77.59">
                <text:p>77.59</text:p>
              </table:table-cell>
            </table:table-row>
            <table:table-row>
              <table:table-cell office:value-type="string">
                <text:p>23:52:16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3:53:16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23:54:1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3:55:16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23:56:17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string">
                <text:p>23:57:17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:58: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59:17</text:p>
              </table:table-cell>
              <table:table-cell office:value-type="float" office:value="73.74">
                <text:p>73.74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52.99">
                <text:p>52.99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54.21">
                <text:p>54.21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59.88">
                <text:p>59.8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62.14">
                <text:p>62.14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64.47">
                <text:p>64.47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66.89">
                <text:p>66.89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67.19">
                <text:p>67.1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69.91">
                <text:p>69.91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70.94">
                <text:p>70.94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70.59">
                <text:p>70.59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72.14">
                <text:p>72.14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72.87">
                <text:p>72.87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73.41">
                <text:p>73.41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75.01">
                <text:p>75.01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76.29">
                <text:p>76.29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76.08">
                <text:p>76.08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76.26">
                <text:p>76.26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76.19">
                <text:p>76.1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76.17">
                <text:p>76.1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76.36">
                <text:p>76.36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78.93">
                <text:p>78.9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79.83">
                <text:p>79.83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80.53">
                <text:p>80.5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80.02">
                <text:p>80.0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80.46">
                <text:p>80.46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80.57">
                <text:p>80.57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80.78">
                <text:p>80.78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80.72">
                <text:p>80.72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80.76">
                <text:p>80.7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80.63">
                <text:p>80.63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81.02">
                <text:p>81.02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81.79">
                <text:p>81.79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80.87">
                <text:p>80.87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80.61">
                <text:p>80.61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81.41">
                <text:p>81.41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82.03">
                <text:p>82.03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82.45">
                <text:p>82.45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82.16">
                <text:p>82.16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82.71">
                <text:p>82.71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82.34">
                <text:p>82.34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82.47">
                <text:p>82.47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81.36">
                <text:p>81.36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82.29">
                <text:p>82.29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81.49">
                <text:p>81.49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81.84">
                <text:p>81.84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81.39">
                <text:p>81.39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80.78">
                <text:p>80.78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81.34">
                <text:p>81.34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82.39">
                <text:p>82.39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82.04">
                <text:p>82.04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81.61">
                <text:p>81.61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82.33">
                <text:p>82.33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81.78">
                <text:p>81.78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82.52">
                <text:p>82.52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81.56">
                <text:p>81.56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82.51">
                <text:p>82.51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82.18">
                <text:p>82.18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83.35">
                <text:p>83.35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83.43">
                <text:p>83.43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83.36">
                <text:p>83.36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83.59">
                <text:p>83.59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83.68">
                <text:p>83.68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83.08">
                <text:p>83.08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83.34">
                <text:p>83.34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83.47">
                <text:p>83.47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83.34">
                <text:p>83.34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83.66">
                <text:p>83.66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82.97">
                <text:p>82.97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83.88">
                <text:p>83.88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83.52">
                <text:p>83.52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83.86">
                <text:p>83.86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83.15">
                <text:p>83.15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82.61">
                <text:p>82.61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81.51">
                <text:p>81.51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82.88">
                <text:p>82.88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82.53">
                <text:p>82.53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82.28">
                <text:p>82.28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81.91">
                <text:p>81.91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79.89">
                <text:p>79.89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78.61">
                <text:p>78.61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76.83">
                <text:p>76.83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75.53">
                <text:p>75.53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75.83">
                <text:p>75.83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75.84">
                <text:p>75.84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75.56">
                <text:p>75.56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75.72">
                <text:p>75.72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75.23">
                <text:p>75.23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75.28">
                <text:p>75.28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75.06">
                <text:p>75.06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74.82">
                <text:p>74.82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73.67">
                <text:p>73.67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71.22">
                <text:p>71.22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70.58">
                <text:p>70.58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71.12">
                <text:p>71.12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69.22">
                <text:p>69.22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71.18">
                <text:p>71.18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71.39">
                <text:p>71.39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71.28">
                <text:p>71.28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69.96">
                <text:p>69.96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70.01">
                <text:p>70.01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68.92">
                <text:p>68.92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61.54">
                <text:p>61.54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57.78">
                <text:p>57.78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48.11">
                <text:p>48.11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47.82">
                <text:p>47.82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47.06">
                <text:p>47.06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49.36">
                <text:p>49.36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47.84">
                <text:p>47.84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49.29">
                <text:p>49.29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49.64">
                <text:p>49.64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48.32">
                <text:p>48.32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49.44">
                <text:p>49.44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47.58">
                <text:p>47.58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48.06">
                <text:p>48.06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47.96">
                <text:p>47.96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45.29">
                <text:p>45.29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45.19">
                <text:p>45.19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45.15">
                <text:p>45.15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43.93">
                <text:p>43.93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44.51">
                <text:p>44.51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44.46">
                <text:p>44.46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42.58">
                <text:p>42.58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42.17">
                <text:p>42.17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41.94">
                <text:p>41.94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41.77">
                <text:p>41.77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41.54">
                <text:p>41.54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41.29">
                <text:p>41.29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42.61">
                <text:p>42.61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41.26">
                <text:p>41.26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41.83">
                <text:p>41.83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42.22">
                <text:p>42.22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41.41">
                <text:p>41.41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41.83">
                <text:p>41.83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41.93">
                <text:p>41.93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41.61">
                <text:p>41.61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40.29">
                <text:p>40.29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41.48">
                <text:p>41.48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41.55">
                <text:p>41.55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41.72">
                <text:p>41.72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41.99">
                <text:p>41.99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41.42">
                <text:p>41.4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43.19">
                <text:p>43.19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42.63">
                <text:p>42.63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44.13">
                <text:p>44.13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44.33">
                <text:p>44.33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43.79">
                <text:p>43.79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43.34">
                <text:p>43.34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42.97">
                <text:p>42.97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55.24">
                <text:p>55.24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57.08">
                <text:p>57.08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54.97">
                <text:p>54.97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59.95">
                <text:p>59.95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62.05">
                <text:p>62.05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62.69">
                <text:p>62.69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62.26">
                <text:p>62.26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61.97">
                <text:p>61.97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62.54">
                <text:p>62.54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62.66">
                <text:p>62.66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63.41">
                <text:p>63.41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64.65">
                <text:p>64.65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67.19">
                <text:p>67.19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67.48">
                <text:p>67.48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67.94">
                <text:p>67.94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68.61">
                <text:p>68.61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68.19">
                <text:p>68.19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69.71">
                <text:p>69.71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70.27">
                <text:p>70.27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71.32">
                <text:p>71.32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71.56">
                <text:p>71.56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72.71">
                <text:p>72.71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72.54">
                <text:p>72.54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71.54">
                <text:p>71.54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71.49">
                <text:p>71.49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72.64">
                <text:p>72.64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73.39">
                <text:p>73.39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73.61">
                <text:p>73.61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73.89">
                <text:p>73.89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74.89">
                <text:p>74.89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75.88">
                <text:p>75.88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75.91">
                <text:p>75.91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76.23">
                <text:p>76.23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74.73">
                <text:p>74.73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76.71">
                <text:p>76.71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76.84">
                <text:p>76.84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75.66">
                <text:p>75.66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71.73">
                <text:p>71.73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71.27">
                <text:p>71.27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70.79">
                <text:p>70.79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69.39">
                <text:p>69.39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68.32">
                <text:p>68.32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68.37">
                <text:p>68.37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68.18">
                <text:p>68.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24cm" svg:height="8.001cm" xlink:href="." xlink:type="simple" chart:class="chart:bar" chart:style-name="ch1">
        <chart:legend chart:legend-position="end" svg:x="11.966cm" svg:y="3.698cm" style:legend-expansion="high" chart:style-name="ch2"/>
        <chart:plot-area chart:style-name="ch3" chart:data-source-has-labels="both" svg:x="0.284cm" svg:y="0.16cm" svg:width="11.398cm" svg:height="7.681cm">
          <chartooo:coordinate-region svg:x="1.38cm" svg:y="0.16cm" svg:width="10.302cm" svg:height="5.986cm"/>
          <chart:axis chart:dimension="x" chart:name="primary-x" chart:style-name="ch4" chartooo:axis-type="auto">
            <chartooo:date-scale/>
            <chart:categories table:cell-range-address="local-table.$A$2:.$A$16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91" chart:label-cell-address="local-table.$B$1" chart:class="chart:bar">
            <chart:data-point chart:repeated="16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ession</text:p>
              </table:table-cell>
            </table:table-row>
          </table:table-header-rows>
          <table:table-rows>
            <table:table-row>
              <table:table-cell office:value-type="string">
                <text:p>19:47:49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19:48:49</text:p>
              </table:table-cell>
              <table:table-cell office:value-type="float" office:value="980.12">
                <text:p>980.12</text:p>
              </table:table-cell>
            </table:table-row>
            <table:table-row>
              <table:table-cell office:value-type="string">
                <text:p>19:49:49</text:p>
              </table:table-cell>
              <table:table-cell office:value-type="float" office:value="980.11">
                <text:p>980.11</text:p>
              </table:table-cell>
            </table:table-row>
            <table:table-row>
              <table:table-cell office:value-type="string">
                <text:p>19:50:49</text:p>
              </table:table-cell>
              <table:table-cell office:value-type="float" office:value="980.17">
                <text:p>980.17</text:p>
              </table:table-cell>
            </table:table-row>
            <table:table-row>
              <table:table-cell office:value-type="string">
                <text:p>19:51:50</text:p>
              </table:table-cell>
              <table:table-cell office:value-type="float" office:value="980.08">
                <text:p>980.08</text:p>
              </table:table-cell>
            </table:table-row>
            <table:table-row>
              <table:table-cell office:value-type="string">
                <text:p>19:52:50</text:p>
              </table:table-cell>
              <table:table-cell office:value-type="float" office:value="980.14">
                <text:p>980.14</text:p>
              </table:table-cell>
            </table:table-row>
            <table:table-row>
              <table:table-cell office:value-type="string">
                <text:p>19:53:50</text:p>
              </table:table-cell>
              <table:table-cell office:value-type="float" office:value="980.14">
                <text:p>980.14</text:p>
              </table:table-cell>
            </table:table-row>
            <table:table-row>
              <table:table-cell office:value-type="string">
                <text:p>19:54:50</text:p>
              </table:table-cell>
              <table:table-cell office:value-type="float" office:value="980.21">
                <text:p>980.21</text:p>
              </table:table-cell>
            </table:table-row>
            <table:table-row>
              <table:table-cell office:value-type="string">
                <text:p>19:55:50</text:p>
              </table:table-cell>
              <table:table-cell office:value-type="float" office:value="980.28">
                <text:p>980.28</text:p>
              </table:table-cell>
            </table:table-row>
            <table:table-row>
              <table:table-cell office:value-type="string">
                <text:p>19:56:50</text:p>
              </table:table-cell>
              <table:table-cell office:value-type="float" office:value="980.39">
                <text:p>980.39</text:p>
              </table:table-cell>
            </table:table-row>
            <table:table-row>
              <table:table-cell office:value-type="string">
                <text:p>19:57:50</text:p>
              </table:table-cell>
              <table:table-cell office:value-type="float" office:value="980.39">
                <text:p>980.39</text:p>
              </table:table-cell>
            </table:table-row>
            <table:table-row>
              <table:table-cell office:value-type="string">
                <text:p>19:58:50</text:p>
              </table:table-cell>
              <table:table-cell office:value-type="float" office:value="980.44">
                <text:p>980.44</text:p>
              </table:table-cell>
            </table:table-row>
            <table:table-row>
              <table:table-cell office:value-type="string">
                <text:p>19:59:50</text:p>
              </table:table-cell>
              <table:table-cell office:value-type="float" office:value="980.51">
                <text:p>980.51</text:p>
              </table:table-cell>
            </table:table-row>
            <table:table-row>
              <table:table-cell office:value-type="string">
                <text:p>20:00:51</text:p>
              </table:table-cell>
              <table:table-cell office:value-type="float" office:value="980.5">
                <text:p>980.5</text:p>
              </table:table-cell>
            </table:table-row>
            <table:table-row>
              <table:table-cell office:value-type="string">
                <text:p>20:01:51</text:p>
              </table:table-cell>
              <table:table-cell office:value-type="float" office:value="980.54">
                <text:p>980.54</text:p>
              </table:table-cell>
            </table:table-row>
            <table:table-row>
              <table:table-cell office:value-type="string">
                <text:p>20:02:51</text:p>
              </table:table-cell>
              <table:table-cell office:value-type="float" office:value="980.57">
                <text:p>980.57</text:p>
              </table:table-cell>
            </table:table-row>
            <table:table-row>
              <table:table-cell office:value-type="string">
                <text:p>20:03:51</text:p>
              </table:table-cell>
              <table:table-cell office:value-type="float" office:value="980.56">
                <text:p>980.56</text:p>
              </table:table-cell>
            </table:table-row>
            <table:table-row>
              <table:table-cell office:value-type="string">
                <text:p>20:04:51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20:06:51</text:p>
              </table:table-cell>
              <table:table-cell office:value-type="float" office:value="980.64">
                <text:p>980.64</text:p>
              </table:table-cell>
            </table:table-row>
            <table:table-row>
              <table:table-cell office:value-type="string">
                <text:p>20:07:51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20:08:51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20:09:52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20:10:52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20:11:52</text:p>
              </table:table-cell>
              <table:table-cell office:value-type="float" office:value="980.81">
                <text:p>980.81</text:p>
              </table:table-cell>
            </table:table-row>
            <table:table-row>
              <table:table-cell office:value-type="string">
                <text:p>20:12:52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20:13:52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20:14:52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20:15:5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16:5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17:53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20:18:53</text:p>
              </table:table-cell>
              <table:table-cell office:value-type="float" office:value="980.93">
                <text:p>980.93</text:p>
              </table:table-cell>
            </table:table-row>
            <table:table-row>
              <table:table-cell office:value-type="string">
                <text:p>20:19:53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20:21:53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string">
                <text:p>20:22:53</text:p>
              </table:table-cell>
              <table:table-cell office:value-type="float" office:value="981.16">
                <text:p>981.16</text:p>
              </table:table-cell>
            </table:table-row>
            <table:table-row>
              <table:table-cell office:value-type="string">
                <text:p>20:23:53</text:p>
              </table:table-cell>
              <table:table-cell office:value-type="float" office:value="981.18">
                <text:p>981.18</text:p>
              </table:table-cell>
            </table:table-row>
            <table:table-row>
              <table:table-cell office:value-type="string">
                <text:p>20:24:53</text:p>
              </table:table-cell>
              <table:table-cell office:value-type="float" office:value="981.24">
                <text:p>981.24</text:p>
              </table:table-cell>
            </table:table-row>
            <table:table-row>
              <table:table-cell office:value-type="string">
                <text:p>20:25:53</text:p>
              </table:table-cell>
              <table:table-cell office:value-type="float" office:value="981.26">
                <text:p>981.26</text:p>
              </table:table-cell>
            </table:table-row>
            <table:table-row>
              <table:table-cell office:value-type="string">
                <text:p>20:26:54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20:27:54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0:28:54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20:29:54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20:30:54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0:31:54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20:32:54</text:p>
              </table:table-cell>
              <table:table-cell office:value-type="float" office:value="981.73">
                <text:p>981.73</text:p>
              </table:table-cell>
            </table:table-row>
            <table:table-row>
              <table:table-cell office:value-type="string">
                <text:p>20:33:54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0:34:55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0:35:55</text:p>
              </table:table-cell>
              <table:table-cell office:value-type="float" office:value="981.79">
                <text:p>981.79</text:p>
              </table:table-cell>
            </table:table-row>
            <table:table-row>
              <table:table-cell office:value-type="string">
                <text:p>20:36:55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20:37:55</text:p>
              </table:table-cell>
              <table:table-cell office:value-type="float" office:value="981.67">
                <text:p>981.67</text:p>
              </table:table-cell>
            </table:table-row>
            <table:table-row>
              <table:table-cell office:value-type="string">
                <text:p>20:38:55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20:39:55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0:40:55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0:41:55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20:42:5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20:44:5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20:45:56</text:p>
              </table:table-cell>
              <table:table-cell office:value-type="float" office:value="981.99">
                <text:p>981.99</text:p>
              </table:table-cell>
            </table:table-row>
            <table:table-row>
              <table:table-cell office:value-type="string">
                <text:p>20:46:56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20:47:56</text:p>
              </table:table-cell>
              <table:table-cell office:value-type="float" office:value="981.93">
                <text:p>981.93</text:p>
              </table:table-cell>
            </table:table-row>
            <table:table-row>
              <table:table-cell office:value-type="string">
                <text:p>20:48:56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20:49:56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20:50:56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20:51:5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:52:57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20:53:57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20:54:57</text:p>
              </table:table-cell>
              <table:table-cell office:value-type="float" office:value="981.98">
                <text:p>981.98</text:p>
              </table:table-cell>
            </table:table-row>
            <table:table-row>
              <table:table-cell office:value-type="string">
                <text:p>20:55:57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0:56:57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20:57:57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20:58:57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20:59:57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21:00:58</text:p>
              </table:table-cell>
              <table:table-cell office:value-type="float" office:value="981.93">
                <text:p>981.93</text:p>
              </table:table-cell>
            </table:table-row>
            <table:table-row>
              <table:table-cell office:value-type="string">
                <text:p>21:01:58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21:02:58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1:03:58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21:04:58</text:p>
              </table:table-cell>
              <table:table-cell office:value-type="float" office:value="981.66">
                <text:p>981.66</text:p>
              </table:table-cell>
            </table:table-row>
            <table:table-row>
              <table:table-cell office:value-type="string">
                <text:p>21:05:58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21:06:58</text:p>
              </table:table-cell>
              <table:table-cell office:value-type="float" office:value="981.57">
                <text:p>981.57</text:p>
              </table:table-cell>
            </table:table-row>
            <table:table-row>
              <table:table-cell office:value-type="string">
                <text:p>21:07:58</text:p>
              </table:table-cell>
              <table:table-cell office:value-type="float" office:value="981.56">
                <text:p>981.56</text:p>
              </table:table-cell>
            </table:table-row>
            <table:table-row>
              <table:table-cell office:value-type="string">
                <text:p>21:08:59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21:09:59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21:10:59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21:11:59</text:p>
              </table:table-cell>
              <table:table-cell office:value-type="float" office:value="981.66">
                <text:p>981.66</text:p>
              </table:table-cell>
            </table:table-row>
            <table:table-row>
              <table:table-cell office:value-type="string">
                <text:p>21:12:59</text:p>
              </table:table-cell>
              <table:table-cell office:value-type="float" office:value="981.67">
                <text:p>981.67</text:p>
              </table:table-cell>
            </table:table-row>
            <table:table-row>
              <table:table-cell office:value-type="string">
                <text:p>21:13:59</text:p>
              </table:table-cell>
              <table:table-cell office:value-type="float" office:value="981.72">
                <text:p>981.72</text:p>
              </table:table-cell>
            </table:table-row>
            <table:table-row>
              <table:table-cell office:value-type="string">
                <text:p>21:14:59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21:15:59</text:p>
              </table:table-cell>
              <table:table-cell office:value-type="float" office:value="981.8">
                <text:p>981.8</text:p>
              </table:table-cell>
            </table:table-row>
            <table:table-row>
              <table:table-cell office:value-type="string">
                <text:p>21:16:59</text:p>
              </table:table-cell>
              <table:table-cell office:value-type="float" office:value="981.71">
                <text:p>981.71</text:p>
              </table:table-cell>
            </table:table-row>
            <table:table-row>
              <table:table-cell office:value-type="string">
                <text:p>21:18:00</text:p>
              </table:table-cell>
              <table:table-cell office:value-type="float" office:value="981.78">
                <text:p>981.78</text:p>
              </table:table-cell>
            </table:table-row>
            <table:table-row>
              <table:table-cell office:value-type="string">
                <text:p>21:19:00</text:p>
              </table:table-cell>
              <table:table-cell office:value-type="float" office:value="981.8">
                <text:p>981.8</text:p>
              </table:table-cell>
            </table:table-row>
            <table:table-row>
              <table:table-cell office:value-type="string">
                <text:p>21:20:00</text:p>
              </table:table-cell>
              <table:table-cell office:value-type="float" office:value="981.77">
                <text:p>981.77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1:23:00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1:24:00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1:25:00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21:26:00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21:27:00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21:28:00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21:29:00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21:30:00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21:31:01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21:32:01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1:33:01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21:34:01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1:35:01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1:36:01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21:37:01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1:38:01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1:39:01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21:40:01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21:41:02</text:p>
              </table:table-cell>
              <table:table-cell office:value-type="float" office:value="982.3">
                <text:p>982.3</text:p>
              </table:table-cell>
            </table:table-row>
            <table:table-row>
              <table:table-cell office:value-type="string">
                <text:p>21:42:02</text:p>
              </table:table-cell>
              <table:table-cell office:value-type="float" office:value="982.46">
                <text:p>982.46</text:p>
              </table:table-cell>
            </table:table-row>
            <table:table-row>
              <table:table-cell office:value-type="string">
                <text:p>21:43:02</text:p>
              </table:table-cell>
              <table:table-cell office:value-type="float" office:value="982.52">
                <text:p>982.52</text:p>
              </table:table-cell>
            </table:table-row>
            <table:table-row>
              <table:table-cell office:value-type="string">
                <text:p>21:44:02</text:p>
              </table:table-cell>
              <table:table-cell office:value-type="float" office:value="982.62">
                <text:p>982.62</text:p>
              </table:table-cell>
            </table:table-row>
            <table:table-row>
              <table:table-cell office:value-type="string">
                <text:p>21:45:02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21:46:02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21:47:02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21:48:02</text:p>
              </table:table-cell>
              <table:table-cell office:value-type="float" office:value="982.76">
                <text:p>982.76</text:p>
              </table:table-cell>
            </table:table-row>
            <table:table-row>
              <table:table-cell office:value-type="string">
                <text:p>21:49:02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21:50:03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21:51:03</text:p>
              </table:table-cell>
              <table:table-cell office:value-type="float" office:value="982.7">
                <text:p>982.7</text:p>
              </table:table-cell>
            </table:table-row>
            <table:table-row>
              <table:table-cell office:value-type="string">
                <text:p>21:52:03</text:p>
              </table:table-cell>
              <table:table-cell office:value-type="float" office:value="982.66">
                <text:p>982.66</text:p>
              </table:table-cell>
            </table:table-row>
            <table:table-row>
              <table:table-cell office:value-type="string">
                <text:p>21:53:03</text:p>
              </table:table-cell>
              <table:table-cell office:value-type="float" office:value="982.7">
                <text:p>982.7</text:p>
              </table:table-cell>
            </table:table-row>
            <table:table-row>
              <table:table-cell office:value-type="string">
                <text:p>21:54:03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21:55:03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21:56:03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21:57:03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21:58:03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21:59:04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22:00:04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22:01:04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22:02:04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22:03:04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22:04:04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22:05:04</text:p>
              </table:table-cell>
              <table:table-cell office:value-type="float" office:value="983.4">
                <text:p>983.4</text:p>
              </table:table-cell>
            </table:table-row>
            <table:table-row>
              <table:table-cell office:value-type="string">
                <text:p>22:06:04</text:p>
              </table:table-cell>
              <table:table-cell office:value-type="float" office:value="983.49">
                <text:p>983.49</text:p>
              </table:table-cell>
            </table:table-row>
            <table:table-row>
              <table:table-cell office:value-type="string">
                <text:p>22:07:0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2:08:05</text:p>
              </table:table-cell>
              <table:table-cell office:value-type="float" office:value="983.59">
                <text:p>983.59</text:p>
              </table:table-cell>
            </table:table-row>
            <table:table-row>
              <table:table-cell office:value-type="string">
                <text:p>22:09:05</text:p>
              </table:table-cell>
              <table:table-cell office:value-type="float" office:value="983.69">
                <text:p>983.69</text:p>
              </table:table-cell>
            </table:table-row>
            <table:table-row>
              <table:table-cell office:value-type="string">
                <text:p>22:10:05</text:p>
              </table:table-cell>
              <table:table-cell office:value-type="float" office:value="983.59">
                <text:p>983.59</text:p>
              </table:table-cell>
            </table:table-row>
            <table:table-row>
              <table:table-cell office:value-type="string">
                <text:p>22:11:05</text:p>
              </table:table-cell>
              <table:table-cell office:value-type="float" office:value="983.49">
                <text:p>983.49</text:p>
              </table:table-cell>
            </table:table-row>
            <table:table-row>
              <table:table-cell office:value-type="string">
                <text:p>22:12:05</text:p>
              </table:table-cell>
              <table:table-cell office:value-type="float" office:value="983.42">
                <text:p>983.42</text:p>
              </table:table-cell>
            </table:table-row>
            <table:table-row>
              <table:table-cell office:value-type="string">
                <text:p>22:13:05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22:14:05</text:p>
              </table:table-cell>
              <table:table-cell office:value-type="float" office:value="983.31">
                <text:p>983.31</text:p>
              </table:table-cell>
            </table:table-row>
            <table:table-row>
              <table:table-cell office:value-type="string">
                <text:p>22:15:05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22:16:06</text:p>
              </table:table-cell>
              <table:table-cell office:value-type="float" office:value="983.34">
                <text:p>983.34</text:p>
              </table:table-cell>
            </table:table-row>
            <table:table-row>
              <table:table-cell office:value-type="string">
                <text:p>22:17:06</text:p>
              </table:table-cell>
              <table:table-cell office:value-type="float" office:value="983.42">
                <text:p>983.42</text:p>
              </table:table-cell>
            </table:table-row>
            <table:table-row>
              <table:table-cell office:value-type="string">
                <text:p>22:18:06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22:19:06</text:p>
              </table:table-cell>
              <table:table-cell office:value-type="float" office:value="983.43">
                <text:p>983.43</text:p>
              </table:table-cell>
            </table:table-row>
            <table:table-row>
              <table:table-cell office:value-type="string">
                <text:p>22:20:06</text:p>
              </table:table-cell>
              <table:table-cell office:value-type="float" office:value="983.49">
                <text:p>983.49</text:p>
              </table:table-cell>
            </table:table-row>
            <table:table-row>
              <table:table-cell office:value-type="string">
                <text:p>22:21:06</text:p>
              </table:table-cell>
              <table:table-cell office:value-type="float" office:value="983.59">
                <text:p>983.59</text:p>
              </table:table-cell>
            </table:table-row>
            <table:table-row>
              <table:table-cell office:value-type="string">
                <text:p>22:22:06</text:p>
              </table:table-cell>
              <table:table-cell office:value-type="float" office:value="983.59">
                <text:p>983.59</text:p>
              </table:table-cell>
            </table:table-row>
            <table:table-row>
              <table:table-cell office:value-type="string">
                <text:p>22:23:06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22:24:06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22:25:07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2:26:07</text:p>
              </table:table-cell>
              <table:table-cell office:value-type="float" office:value="983.81">
                <text:p>983.81</text:p>
              </table:table-cell>
            </table:table-row>
            <table:table-row>
              <table:table-cell office:value-type="string">
                <text:p>22:27:07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22:28:07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22:29:07</text:p>
              </table:table-cell>
              <table:table-cell office:value-type="float" office:value="983.95">
                <text:p>983.95</text:p>
              </table:table-cell>
            </table:table-row>
            <table:table-row>
              <table:table-cell office:value-type="string">
                <text:p>22:30:07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22:31:07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22:32:07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22:33:08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22:34:08</text:p>
              </table:table-cell>
              <table:table-cell office:value-type="float" office:value="984.03">
                <text:p>984.03</text:p>
              </table:table-cell>
            </table:table-row>
            <table:table-row>
              <table:table-cell office:value-type="string">
                <text:p>22:35:08</text:p>
              </table:table-cell>
              <table:table-cell office:value-type="float" office:value="983.97">
                <text:p>983.97</text:p>
              </table:table-cell>
            </table:table-row>
            <table:table-row>
              <table:table-cell office:value-type="string">
                <text:p>22:36:08</text:p>
              </table:table-cell>
              <table:table-cell office:value-type="float" office:value="983.98">
                <text:p>983.98</text:p>
              </table:table-cell>
            </table:table-row>
            <table:table-row>
              <table:table-cell office:value-type="string">
                <text:p>22:37:08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22:44:09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22:45:09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22:46:0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22:47:09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22:48:09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22:49:09</text:p>
              </table:table-cell>
              <table:table-cell office:value-type="float" office:value="984.81">
                <text:p>984.81</text:p>
              </table:table-cell>
            </table:table-row>
            <table:table-row>
              <table:table-cell office:value-type="string">
                <text:p>22:50:10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22:51:10</text:p>
              </table:table-cell>
              <table:table-cell office:value-type="float" office:value="984.52">
                <text:p>984.52</text:p>
              </table:table-cell>
            </table:table-row>
            <table:table-row>
              <table:table-cell office:value-type="string">
                <text:p>22:52:1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22:53:10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22:54:10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22:55:10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22:56:10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22:57:10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22:58:10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22:59:10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23:00:10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23:01:10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23:02:10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23:03:1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23:04:11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23:05:11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23:06:11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23:07:11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23:08:11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23:09:11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23:10:11</text:p>
              </table:table-cell>
              <table:table-cell office:value-type="float" office:value="984.03">
                <text:p>984.03</text:p>
              </table:table-cell>
            </table:table-row>
            <table:table-row>
              <table:table-cell office:value-type="string">
                <text:p>23:11:11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23:12:12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13:1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23:14:12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15:1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23:16:12</text:p>
              </table:table-cell>
              <table:table-cell office:value-type="float" office:value="983.83">
                <text:p>983.83</text:p>
              </table:table-cell>
            </table:table-row>
            <table:table-row>
              <table:table-cell office:value-type="string">
                <text:p>23:17:12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23:18:12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23:19:12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23:20:12</text:p>
              </table:table-cell>
              <table:table-cell office:value-type="float" office:value="983.58">
                <text:p>983.58</text:p>
              </table:table-cell>
            </table:table-row>
            <table:table-row>
              <table:table-cell office:value-type="string">
                <text:p>23:21:13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23:22:13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string">
                <text:p>23:23:13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24:13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23:25:13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23:26:13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27:13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23:28:13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983.44">
                <text:p>983.44</text:p>
              </table:table-cell>
            </table:table-row>
            <table:table-row>
              <table:table-cell office:value-type="string">
                <text:p>23:30:14</text:p>
              </table:table-cell>
              <table:table-cell office:value-type="float" office:value="983.42">
                <text:p>983.42</text:p>
              </table:table-cell>
            </table:table-row>
            <table:table-row>
              <table:table-cell office:value-type="string">
                <text:p>23:31:14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23:32:14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23:33:14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23:34:14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35:14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23:36:14</text:p>
              </table:table-cell>
              <table:table-cell office:value-type="float" office:value="983.57">
                <text:p>983.57</text:p>
              </table:table-cell>
            </table:table-row>
            <table:table-row>
              <table:table-cell office:value-type="string">
                <text:p>23:37:14</text:p>
              </table:table-cell>
              <table:table-cell office:value-type="float" office:value="983.59">
                <text:p>983.59</text:p>
              </table:table-cell>
            </table:table-row>
            <table:table-row>
              <table:table-cell office:value-type="string">
                <text:p>23:38:15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23:39:15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23:40:15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23:41:1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23:42:1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23:43:15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23:44:15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23:45:1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3:46:15</text:p>
              </table:table-cell>
              <table:table-cell office:value-type="float" office:value="983.67">
                <text:p>983.67</text:p>
              </table:table-cell>
            </table:table-row>
            <table:table-row>
              <table:table-cell office:value-type="string">
                <text:p>23:47:16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23:48:16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23:49:16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23:50:16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23:51:16</text:p>
              </table:table-cell>
              <table:table-cell office:value-type="float" office:value="983.99">
                <text:p>983.99</text:p>
              </table:table-cell>
            </table:table-row>
            <table:table-row>
              <table:table-cell office:value-type="string">
                <text:p>23:52:16</text:p>
              </table:table-cell>
              <table:table-cell office:value-type="float" office:value="983.97">
                <text:p>983.97</text:p>
              </table:table-cell>
            </table:table-row>
            <table:table-row>
              <table:table-cell office:value-type="string">
                <text:p>23:53:16</text:p>
              </table:table-cell>
              <table:table-cell office:value-type="float" office:value="983.97">
                <text:p>983.97</text:p>
              </table:table-cell>
            </table:table-row>
            <table:table-row>
              <table:table-cell office:value-type="string">
                <text:p>23:54:16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23:55:16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23:56:17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23:57:1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23:58:17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23:59:17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984.73">
                <text:p>984.73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984.6">
                <text:p>984.6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984.62">
                <text:p>984.6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982.67">
                <text:p>982.67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982.56">
                <text:p>982.5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982.47">
                <text:p>982.47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981.99">
                <text:p>981.99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981.32">
                <text:p>981.3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981.18">
                <text:p>981.18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981.28">
                <text:p>981.28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982.43">
                <text:p>982.43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982.5">
                <text:p>982.5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982.39">
                <text:p>982.39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982.57">
                <text:p>982.57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982.65">
                <text:p>982.6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982.79">
                <text:p>982.79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982.75">
                <text:p>982.75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983.05">
                <text:p>983.05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983.06">
                <text:p>983.06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983.16">
                <text:p>983.16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983.58">
                <text:p>983.5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983.18">
                <text:p>983.18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983.7">
                <text:p>983.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984.03">
                <text:p>984.03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984.08">
                <text:p>984.0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984.38">
                <text:p>984.3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984.52">
                <text:p>984.52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984.59">
                <text:p>984.59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984.7">
                <text:p>984.7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984.79">
                <text:p>984.79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984.75">
                <text:p>984.75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984.79">
                <text:p>984.79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984.78">
                <text:p>984.78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984.81">
                <text:p>984.81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984.86">
                <text:p>984.86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984.88">
                <text:p>984.88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985.13">
                <text:p>985.13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985.15">
                <text:p>985.15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985.13">
                <text:p>985.13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985.15">
                <text:p>985.15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984.88">
                <text:p>984.88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984.86">
                <text:p>984.86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984.76">
                <text:p>984.76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984.78">
                <text:p>984.78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984.76">
                <text:p>984.76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984.75">
                <text:p>984.75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984.52">
                <text:p>984.52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984.38">
                <text:p>984.38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984.07">
                <text:p>984.07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983.98">
                <text:p>983.98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983.92">
                <text:p>983.92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983.98">
                <text:p>983.98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983.83">
                <text:p>983.83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983.92">
                <text:p>983.92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983.82">
                <text:p>983.82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983.9">
                <text:p>983.9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983.81">
                <text:p>983.81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983.81">
                <text:p>983.81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983.67">
                <text:p>983.67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983.65">
                <text:p>983.65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983.67">
                <text:p>983.67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983.69">
                <text:p>983.69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983.65">
                <text:p>983.65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983.61">
                <text:p>983.61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983.57">
                <text:p>983.57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983.49">
                <text:p>983.49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983.44">
                <text:p>983.44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983.31">
                <text:p>983.31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983.3">
                <text:p>983.3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983.12">
                <text:p>983.12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983.12">
                <text:p>983.12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983.16">
                <text:p>983.16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983.07">
                <text:p>983.07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983.1">
                <text:p>983.1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983.07">
                <text:p>983.07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983.05">
                <text:p>983.05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983.04">
                <text:p>983.04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983.01">
                <text:p>983.01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982.87">
                <text:p>982.87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982.77">
                <text:p>982.77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982.86">
                <text:p>982.86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982.77">
                <text:p>982.77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982.7">
                <text:p>982.7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982.75">
                <text:p>982.75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982.69">
                <text:p>982.69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982.64">
                <text:p>982.64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982.65">
                <text:p>982.65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982.61">
                <text:p>982.61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982.61">
                <text:p>982.61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982.54">
                <text:p>982.54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982.5">
                <text:p>982.5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982.52">
                <text:p>982.52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982.51">
                <text:p>982.51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982.53">
                <text:p>982.53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982.51">
                <text:p>982.51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982.44">
                <text:p>982.44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982.41">
                <text:p>982.41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982.42">
                <text:p>982.42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982.42">
                <text:p>982.42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982.46">
                <text:p>982.46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982.37">
                <text:p>982.37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982.35">
                <text:p>982.35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982.4">
                <text:p>982.4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982.24">
                <text:p>982.24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982.18">
                <text:p>982.18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982.2">
                <text:p>982.2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982.13">
                <text:p>982.13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982.2">
                <text:p>982.2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982.21">
                <text:p>982.21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982.18">
                <text:p>982.18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982.03">
                <text:p>982.03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981.98">
                <text:p>981.98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981.98">
                <text:p>981.98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981.78">
                <text:p>981.78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981.79">
                <text:p>981.79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981.64">
                <text:p>981.64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981.64">
                <text:p>981.64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981.66">
                <text:p>981.66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981.6">
                <text:p>981.6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981.61">
                <text:p>981.61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981.46">
                <text:p>981.46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981.53">
                <text:p>981.53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981.47">
                <text:p>981.47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981.48">
                <text:p>981.48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981.47">
                <text:p>981.47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981.53">
                <text:p>981.53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981.42">
                <text:p>981.42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981.4">
                <text:p>981.4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981.31">
                <text:p>981.31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981.27">
                <text:p>981.27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981.29">
                <text:p>981.29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981.22">
                <text:p>981.22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981.2">
                <text:p>981.2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981.24">
                <text:p>981.24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981.17">
                <text:p>981.17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981.04">
                <text:p>981.04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981.11">
                <text:p>981.11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981.04">
                <text:p>981.04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980.83">
                <text:p>980.83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980.81">
                <text:p>980.81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980.81">
                <text:p>980.81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980.93">
                <text:p>980.93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980.83">
                <text:p>980.83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980.67">
                <text:p>980.67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980.63">
                <text:p>980.63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980.62">
                <text:p>980.62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980.94">
                <text:p>980.94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980.93">
                <text:p>980.93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980.95">
                <text:p>980.95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980.98">
                <text:p>980.98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980.94">
                <text:p>980.94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980.98">
                <text:p>980.98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981.14">
                <text:p>981.14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981.13">
                <text:p>981.13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981.16">
                <text:p>981.16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981.16">
                <text:p>981.16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981.14">
                <text:p>981.14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981.2">
                <text:p>981.2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981.25">
                <text:p>981.25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981.26">
                <text:p>981.26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981.31">
                <text:p>981.31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981.28">
                <text:p>981.28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981.38">
                <text:p>981.38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981.38">
                <text:p>981.38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981.4">
                <text:p>981.4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981.46">
                <text:p>981.46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981.48">
                <text:p>981.48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981.57">
                <text:p>981.57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981.56">
                <text:p>981.56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981.61">
                <text:p>981.61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981.73">
                <text:p>981.73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981.79">
                <text:p>981.79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981.8">
                <text:p>981.8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981.93">
                <text:p>981.93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982.1">
                <text:p>982.1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982.13">
                <text:p>982.13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982.17">
                <text:p>982.17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982.41">
                <text:p>982.41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982.47">
                <text:p>982.47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982.46">
                <text:p>982.46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982.53">
                <text:p>982.53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982.56">
                <text:p>982.56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982.67">
                <text:p>982.67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982.72">
                <text:p>982.72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982.76">
                <text:p>982.76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982.89">
                <text:p>982.89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982.99">
                <text:p>982.99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983.01">
                <text:p>983.01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983.06">
                <text:p>983.06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983.09">
                <text:p>983.09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983.34">
                <text:p>983.34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983.46">
                <text:p>983.46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983.57">
                <text:p>983.57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983.69">
                <text:p>983.69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983.7">
                <text:p>983.7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983.83">
                <text:p>983.83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983.94">
                <text:p>983.94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983.85">
                <text:p>983.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01cm" svg:height="8.213cm" xlink:href="." xlink:type="simple" chart:class="chart:bar" chart:style-name="ch1">
        <chart:legend chart:legend-position="end" svg:x="11.729cm" svg:y="3.804cm" style:legend-expansion="high" chart:style-name="ch2"/>
        <chart:plot-area chart:style-name="ch3" chart:data-source-has-labels="both" svg:x="0.292cm" svg:y="0.164cm" svg:width="11.145cm" svg:height="7.885cm">
          <chartooo:coordinate-region svg:x="1.387cm" svg:y="0.164cm" svg:width="10.05cm" svg:height="6.19cm"/>
          <chart:axis chart:dimension="x" chart:name="primary-x" chart:style-name="ch4" chartooo:axis-type="auto">
            <chartooo:date-scale/>
            <chart:categories table:cell-range-address="local-table.$A$2:.$A$16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91" chart:label-cell-address="local-table.$B$1" chart:class="chart:bar">
            <chart:data-point chart:repeated="16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emperature</text:p>
              </table:table-cell>
            </table:table-row>
          </table:table-header-rows>
          <table:table-rows>
            <table:table-row>
              <table:table-cell office:value-type="string">
                <text:p>19:47:4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9:48:49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49:49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19:50:49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19:51:50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19:52:50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19:53:50</text:p>
              </table:table-cell>
              <table:table-cell office:value-type="float" office:value="32.28">
                <text:p>32.28</text:p>
              </table:table-cell>
            </table:table-row>
            <table:table-row>
              <table:table-cell office:value-type="string">
                <text:p>19:54:50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19:55:50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string">
                <text:p>19:56:50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19:57:50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19:58:50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59:50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20:00:51</text:p>
              </table:table-cell>
              <table:table-cell office:value-type="float" office:value="31.92">
                <text:p>31.92</text:p>
              </table:table-cell>
            </table:table-row>
            <table:table-row>
              <table:table-cell office:value-type="string">
                <text:p>20:01:5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0:02:51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20:03:51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20:04:5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20:06:5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0:07:51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string">
                <text:p>20:08:51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20:09:52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20:10:52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20:11:52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20:12:52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20:13:52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20:14:52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20:15:52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20:16:52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20:17:53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20:18:5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0:19:53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20:21:53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20:22:53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0:23:53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20:24:53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20:25:53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20:26:54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20:27:5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:28:54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20:29:54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20:30:54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20:31:54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20:32:54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20:33:54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20:34:55</text:p>
              </table:table-cell>
              <table:table-cell office:value-type="float" office:value="29.21">
                <text:p>29.21</text:p>
              </table:table-cell>
            </table:table-row>
            <table:table-row>
              <table:table-cell office:value-type="string">
                <text:p>20:35:55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20:36:55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20:37:55</text:p>
              </table:table-cell>
              <table:table-cell office:value-type="float" office:value="28.98">
                <text:p>28.98</text:p>
              </table:table-cell>
            </table:table-row>
            <table:table-row>
              <table:table-cell office:value-type="string">
                <text:p>20:38:55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20:39:55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20:40:55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20:41:5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:42:55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20:43:56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20:44:56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string">
                <text:p>20:45:56</text:p>
              </table:table-cell>
              <table:table-cell office:value-type="float" office:value="28.47">
                <text:p>28.47</text:p>
              </table:table-cell>
            </table:table-row>
            <table:table-row>
              <table:table-cell office:value-type="string">
                <text:p>20:46: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:47:56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20:48:56</text:p>
              </table:table-cell>
              <table:table-cell office:value-type="float" office:value="28.47">
                <text:p>28.47</text:p>
              </table:table-cell>
            </table:table-row>
            <table:table-row>
              <table:table-cell office:value-type="string">
                <text:p>20:49:56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20:50:5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:51:56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20:52:57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20:53:57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20:54:57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20:55:57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20:56:57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20:57:57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20:58: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:59:57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1:00:58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01:58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02:58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21:03:58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04:58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05:58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06:58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21:07:58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21:08:5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1:09:59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1:10:59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21:11:5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1:12:59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21:13:59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1:14:59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21:15:5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:16:59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21:18:00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21:19:0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21:20:0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1:23:00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21:24:00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25:00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26:00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21:27:00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21:28:00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21:29:00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21:30:00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1:31:01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1:32:01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21:33:01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1:34:01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21:35:0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1:36:01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1:37:01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21:38:01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21:39:01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21:40:0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:41:02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1:42:0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1:43:0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1:44:02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1:45:02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1:46:02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21:47:02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21:48:0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1:49:02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21:50:03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21:51:03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21:52:03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21:53:03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21:54:03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21:55:0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1:56:03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1:57:03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21:58:03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21:59:0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2:00:04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22:01:04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2:02:04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22:03:04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22:04:04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22:05:04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22:06:04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22:07:04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22:08:0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22:09:05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22:10: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22:11: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22:12:05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22:13:05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14:05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22:15:05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22:16:0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2:17:06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18:06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22:19:06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20:06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22:21:06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22:22:06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22:23:0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22:24:06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22:25:07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2:26:07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22:27:0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2:28:07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22:29:07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2:30:07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22:31:0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2:32:07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22:33:08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:34:08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22:35: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36:08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22:37:08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2:44:0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2:45:0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2:46:09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22:47:09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2:48:09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2:49:09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2:50:10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2:51:10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2:52:10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22:53:1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22:54:1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22:55:10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22:56:1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2:57:10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22:58:10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2:59:1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:00:1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:01:1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:02:10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:03:11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23:04:11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23:05:11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:06:11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3:07:11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3:08:1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23:09:1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23:10:11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23:11:11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3:12:1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3:12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23:14:12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23:15:12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23:16:1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23:17:12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3:18:12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23:19:12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23:20:12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23:21:13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23:22:13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23:23:13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23:24:13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23:25:13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23:26:13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23:27:13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23:28:13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30:1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:31:14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23:32:1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3:33:14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34:14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35:14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23:36:1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37:14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23:38:15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23:39:15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23:40:15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3:41:15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23:42:15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23:43:15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:44:15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:45:15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3:46:15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3:47:16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3:48:16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3:49:16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23:50:16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23:51:16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23:52: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:53:16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23:54:16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23:55:16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23:56:17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23:57:1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3:58:1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3:59:1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28.18">
                <text:p>28.18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28.49">
                <text:p>28.49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29.43">
                <text:p>29.43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29.46">
                <text:p>29.46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30.41">
                <text:p>30.41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30.89">
                <text:p>30.89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31.23">
                <text:p>31.23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31.26">
                <text:p>31.26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31.26">
                <text:p>31.26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31.53">
                <text:p>31.53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31.92">
                <text:p>31.92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32.28">
                <text:p>32.28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32.26">
                <text:p>32.26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32.39">
                <text:p>32.39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32.58">
                <text:p>32.58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32.36">
                <text:p>32.36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32.36">
                <text:p>32.36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31.79">
                <text:p>31.79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31.34">
                <text:p>31.34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31.03">
                <text:p>31.03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30.31">
                <text:p>30.31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28.51">
                <text:p>28.51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28.43">
                <text:p>28.43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28.21">
                <text:p>28.21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24.88">
                <text:p>24.8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cm" svg:height="7.875cm" xlink:href="." xlink:type="simple" chart:class="chart:bar" chart:style-name="ch1">
        <chart:legend chart:legend-position="end" svg:x="11.128cm" svg:y="3.635cm" style:legend-expansion="high" chart:style-name="ch2"/>
        <chart:plot-area chart:style-name="ch3" chart:data-source-has-labels="both" svg:x="0.28cm" svg:y="0.157cm" svg:width="10.568cm" svg:height="7.561cm">
          <chartooo:coordinate-region svg:x="0.957cm" svg:y="0.157cm" svg:width="9.393cm" svg:height="5.866cm"/>
          <chart:axis chart:dimension="x" chart:name="primary-x" chart:style-name="ch4" chartooo:axis-type="auto">
            <chartooo:date-scale/>
            <chart:categories table:cell-range-address="local-table.$A$2:.$A$14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39" chart:label-cell-address="local-table.$B$1" chart:class="chart:bar">
            <chart:data-point chart:repeated="14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emperature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20.46">
                <text:p>20.46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28.18">
                <text:p>28.18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28.49">
                <text:p>28.49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29.43">
                <text:p>29.43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29.46">
                <text:p>29.46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30.41">
                <text:p>30.41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30.89">
                <text:p>30.89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31.23">
                <text:p>31.23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31.26">
                <text:p>31.26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31.26">
                <text:p>31.26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31.51">
                <text:p>31.51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31.53">
                <text:p>31.53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31.92">
                <text:p>31.92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32.28">
                <text:p>32.28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32.26">
                <text:p>32.26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32.39">
                <text:p>32.39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32.81">
                <text:p>32.81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32.58">
                <text:p>32.58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32.35">
                <text:p>32.35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32.36">
                <text:p>32.36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32.36">
                <text:p>32.36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32.31">
                <text:p>32.31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31.79">
                <text:p>31.79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31.34">
                <text:p>31.34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31.03">
                <text:p>31.03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30.31">
                <text:p>30.31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28.51">
                <text:p>28.51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28.43">
                <text:p>28.43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28.21">
                <text:p>28.21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25.33">
                <text:p>25.33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24.88">
                <text:p>24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01cm" svg:height="7.876cm" xlink:href="." xlink:type="simple" chart:class="chart:bar" chart:style-name="ch1">
        <chart:legend chart:legend-position="end" svg:x="11.743cm" svg:y="3.636cm" style:legend-expansion="high" chart:style-name="ch2"/>
        <chart:plot-area chart:style-name="ch3" chart:data-source-has-labels="both" svg:x="0.28cm" svg:y="0.157cm" svg:width="11.183cm" svg:height="7.562cm">
          <chartooo:coordinate-region svg:x="1.379cm" svg:y="0.157cm" svg:width="10.084cm" svg:height="5.867cm"/>
          <chart:axis chart:dimension="x" chart:name="primary-x" chart:style-name="ch4" chartooo:axis-type="auto">
            <chartooo:date-scale/>
            <chart:categories table:cell-range-address="local-table.$A$2:.$A$14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39" chart:label-cell-address="local-table.$B$1" chart:class="chart:bar">
            <chart:data-point chart:repeated="14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ession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984.73">
                <text:p>984.73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984.6">
                <text:p>984.6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984.62">
                <text:p>984.6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982.67">
                <text:p>982.67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982.56">
                <text:p>982.5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982.47">
                <text:p>982.47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981.99">
                <text:p>981.99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981.32">
                <text:p>981.3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981.18">
                <text:p>981.18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981.28">
                <text:p>981.28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982.43">
                <text:p>982.43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982.5">
                <text:p>982.5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982.39">
                <text:p>982.39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982.57">
                <text:p>982.57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982.65">
                <text:p>982.6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982.79">
                <text:p>982.79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982.75">
                <text:p>982.75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983.05">
                <text:p>983.05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983.06">
                <text:p>983.06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983.16">
                <text:p>983.16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983.58">
                <text:p>983.5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983.18">
                <text:p>983.18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983.7">
                <text:p>983.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984.03">
                <text:p>984.03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984.08">
                <text:p>984.0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984.38">
                <text:p>984.3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984.52">
                <text:p>984.52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984.59">
                <text:p>984.59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984.7">
                <text:p>984.7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984.79">
                <text:p>984.79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984.75">
                <text:p>984.75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984.79">
                <text:p>984.79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984.78">
                <text:p>984.78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984.81">
                <text:p>984.81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984.86">
                <text:p>984.86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984.88">
                <text:p>984.88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985.13">
                <text:p>985.13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985.15">
                <text:p>985.15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985.13">
                <text:p>985.13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985.15">
                <text:p>985.15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985.1">
                <text:p>985.1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985.12">
                <text:p>985.12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985.05">
                <text:p>985.05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985.08">
                <text:p>985.08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984.94">
                <text:p>984.94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985.06">
                <text:p>985.06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985.04">
                <text:p>985.04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985.07">
                <text:p>985.07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985.09">
                <text:p>985.09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985.02">
                <text:p>985.02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984.96">
                <text:p>984.96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984.98">
                <text:p>984.98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984.99">
                <text:p>984.99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985.01">
                <text:p>985.01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984.97">
                <text:p>984.97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984.9">
                <text:p>984.9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984.92">
                <text:p>984.92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984.88">
                <text:p>984.88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984.91">
                <text:p>984.91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984.93">
                <text:p>984.93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984.95">
                <text:p>984.95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984.89">
                <text:p>984.89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984.87">
                <text:p>984.87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984.86">
                <text:p>984.86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984.82">
                <text:p>984.82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984.77">
                <text:p>984.77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984.76">
                <text:p>984.76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984.78">
                <text:p>984.78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984.76">
                <text:p>984.76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984.75">
                <text:p>984.75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984.74">
                <text:p>984.74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984.71">
                <text:p>984.71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984.52">
                <text:p>984.52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984.38">
                <text:p>984.38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984.27">
                <text:p>984.27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984.18">
                <text:p>984.18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984.07">
                <text:p>984.07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983.98">
                <text:p>983.98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983.92">
                <text:p>983.92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983.98">
                <text:p>983.98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983.93">
                <text:p>983.93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983.83">
                <text:p>983.83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983.92">
                <text:p>983.92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983.82">
                <text:p>983.82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983.9">
                <text:p>983.9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983.87">
                <text:p>983.87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983.81">
                <text:p>983.81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983.81">
                <text:p>983.81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983.67">
                <text:p>983.67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983.65">
                <text:p>983.65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983.67">
                <text:p>983.67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983.69">
                <text:p>983.69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983.65">
                <text:p>983.65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983.61">
                <text:p>983.61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983.56">
                <text:p>983.56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983.57">
                <text:p>983.57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983.49">
                <text:p>983.49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983.44">
                <text:p>983.44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983.31">
                <text:p>983.31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983.37">
                <text:p>983.37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983.3">
                <text:p>983.3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983.12">
                <text:p>983.12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983.12">
                <text:p>983.12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983.16">
                <text:p>983.16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983.07">
                <text:p>983.07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983.1">
                <text:p>983.1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983.07">
                <text:p>983.07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983.05">
                <text:p>983.05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983.04">
                <text:p>983.04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983.01">
                <text:p>983.01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982.87">
                <text:p>982.87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982.77">
                <text:p>982.77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982.86">
                <text:p>982.86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982.77">
                <text:p>982.77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982.7">
                <text:p>982.7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982.75">
                <text:p>982.75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982.69">
                <text:p>982.69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982.64">
                <text:p>982.64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982.65">
                <text:p>982.65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982.61">
                <text:p>982.61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982.61">
                <text:p>982.61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982.54">
                <text:p>982.54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982.5">
                <text:p>982.5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982.52">
                <text:p>982.52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982.51">
                <text:p>982.51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982.53">
                <text:p>982.53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982.51">
                <text:p>982.51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982.44">
                <text:p>982.44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982.41">
                <text:p>982.41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982.42">
                <text:p>982.42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982.42">
                <text:p>982.42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982.46">
                <text:p>982.46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982.37">
                <text:p>982.37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982.35">
                <text:p>982.35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982.4">
                <text:p>982.4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982.24">
                <text:p>982.24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982.26">
                <text:p>982.26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982.28">
                <text:p>982.28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982.18">
                <text:p>982.18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982.23">
                <text:p>982.23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982.2">
                <text:p>982.2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982.22">
                <text:p>982.22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982.13">
                <text:p>982.13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982.2">
                <text:p>982.2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982.21">
                <text:p>982.21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982.18">
                <text:p>982.18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982.03">
                <text:p>982.03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981.98">
                <text:p>981.98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981.98">
                <text:p>981.98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981.96">
                <text:p>981.96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981.78">
                <text:p>981.78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981.79">
                <text:p>981.79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981.64">
                <text:p>981.64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981.64">
                <text:p>981.64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981.68">
                <text:p>981.68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981.62">
                <text:p>981.62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981.66">
                <text:p>981.66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981.6">
                <text:p>981.6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981.63">
                <text:p>981.63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981.61">
                <text:p>981.61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981.46">
                <text:p>981.46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981.54">
                <text:p>981.54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981.53">
                <text:p>981.53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981.47">
                <text:p>981.47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981.48">
                <text:p>981.48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981.47">
                <text:p>981.47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981.53">
                <text:p>981.53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981.42">
                <text:p>981.42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981.43">
                <text:p>981.43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981.4">
                <text:p>981.4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981.31">
                <text:p>981.31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981.27">
                <text:p>981.27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981.29">
                <text:p>981.29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981.22">
                <text:p>981.22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981.2">
                <text:p>981.2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981.24">
                <text:p>981.24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981.17">
                <text:p>981.17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981.15">
                <text:p>981.15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981.04">
                <text:p>981.04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981.11">
                <text:p>981.11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981.04">
                <text:p>981.04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980.83">
                <text:p>980.83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980.81">
                <text:p>980.81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980.81">
                <text:p>980.81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980.93">
                <text:p>980.93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980.83">
                <text:p>980.83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980.69">
                <text:p>980.69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980.67">
                <text:p>980.67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980.63">
                <text:p>980.63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980.62">
                <text:p>980.62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980.66">
                <text:p>980.66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980.72">
                <text:p>980.72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980.76">
                <text:p>980.76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980.78">
                <text:p>980.78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980.8">
                <text:p>980.8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980.79">
                <text:p>980.79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980.94">
                <text:p>980.94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980.93">
                <text:p>980.93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980.87">
                <text:p>980.87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980.9">
                <text:p>980.9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980.95">
                <text:p>980.95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980.98">
                <text:p>980.98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980.99">
                <text:p>980.99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981.07">
                <text:p>981.07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980.96">
                <text:p>980.96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980.94">
                <text:p>980.94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980.92">
                <text:p>980.92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980.97">
                <text:p>980.9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980.98">
                <text:p>980.98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981.02">
                <text:p>981.02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981.05">
                <text:p>981.05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981.03">
                <text:p>981.03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981.14">
                <text:p>981.14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981.13">
                <text:p>981.13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981.16">
                <text:p>981.16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981.16">
                <text:p>981.16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981.14">
                <text:p>981.14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981.2">
                <text:p>981.2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981.25">
                <text:p>981.25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981.26">
                <text:p>981.26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981.31">
                <text:p>981.31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981.28">
                <text:p>981.28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981.39">
                <text:p>981.39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981.38">
                <text:p>981.38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981.38">
                <text:p>981.38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981.34">
                <text:p>981.34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981.37">
                <text:p>981.37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981.4">
                <text:p>981.4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981.36">
                <text:p>981.36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981.44">
                <text:p>981.44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981.45">
                <text:p>981.45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981.46">
                <text:p>981.46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981.48">
                <text:p>981.48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981.51">
                <text:p>981.51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981.57">
                <text:p>981.57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981.56">
                <text:p>981.56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981.61">
                <text:p>981.61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981.65">
                <text:p>981.65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981.73">
                <text:p>981.73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981.75">
                <text:p>981.75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981.76">
                <text:p>981.76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981.79">
                <text:p>981.79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981.8">
                <text:p>981.8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981.91">
                <text:p>981.91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981.81">
                <text:p>981.81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981.84">
                <text:p>981.84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981.92">
                <text:p>981.92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981.86">
                <text:p>981.86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981.83">
                <text:p>981.83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981.88">
                <text:p>981.88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981.89">
                <text:p>981.89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981.93">
                <text:p>981.93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982.1">
                <text:p>982.1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982.13">
                <text:p>982.13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982.11">
                <text:p>982.11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982.17">
                <text:p>982.17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982.19">
                <text:p>982.19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982.25">
                <text:p>982.25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982.41">
                <text:p>982.41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982.47">
                <text:p>982.47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982.46">
                <text:p>982.46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982.45">
                <text:p>982.45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982.53">
                <text:p>982.53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982.56">
                <text:p>982.56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982.67">
                <text:p>982.67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982.72">
                <text:p>982.72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982.76">
                <text:p>982.76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982.81">
                <text:p>982.81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982.89">
                <text:p>982.89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982.97">
                <text:p>982.97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982.99">
                <text:p>982.99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983.01">
                <text:p>983.01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983.06">
                <text:p>983.06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983.09">
                <text:p>983.09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983.34">
                <text:p>983.34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983.46">
                <text:p>983.46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983.53">
                <text:p>983.53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983.57">
                <text:p>983.57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983.69">
                <text:p>983.69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983.7">
                <text:p>983.7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983.8">
                <text:p>983.8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983.73">
                <text:p>983.73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983.71">
                <text:p>983.71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983.76">
                <text:p>983.76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983.79">
                <text:p>983.79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983.83">
                <text:p>983.83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983.94">
                <text:p>983.94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983.85">
                <text:p>983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67cm" svg:height="8.025cm" xlink:href="." xlink:type="simple" chart:class="chart:bar" chart:style-name="ch1">
        <chart:legend chart:legend-position="end" svg:x="11.903cm" svg:y="3.71cm" style:legend-expansion="high" chart:style-name="ch2"/>
        <chart:plot-area chart:style-name="ch3" chart:data-source-has-labels="both" svg:x="0.285cm" svg:y="0.16cm" svg:width="11.333cm" svg:height="7.705cm">
          <chartooo:coordinate-region svg:x="1.383cm" svg:y="0.16cm" svg:width="10.235cm" svg:height="6.01cm"/>
          <chart:axis chart:dimension="x" chart:name="primary-x" chart:style-name="ch4" chartooo:axis-type="auto">
            <chartooo:date-scale/>
            <chart:categories table:cell-range-address="local-table.$A$2:.$A$14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39" chart:label-cell-address="local-table.$B$1" chart:class="chart:bar">
            <chart:data-point chart:repeated="14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umidite 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52.99">
                <text:p>52.99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54.21">
                <text:p>54.21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59.88">
                <text:p>59.8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62.14">
                <text:p>62.14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64.47">
                <text:p>64.47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66.89">
                <text:p>66.89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67.19">
                <text:p>67.1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69.91">
                <text:p>69.91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70.94">
                <text:p>70.94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70.59">
                <text:p>70.59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72.14">
                <text:p>72.14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72.87">
                <text:p>72.87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73.41">
                <text:p>73.41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75.01">
                <text:p>75.01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76.29">
                <text:p>76.29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76.08">
                <text:p>76.08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76.26">
                <text:p>76.26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76.19">
                <text:p>76.1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76.17">
                <text:p>76.1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76.36">
                <text:p>76.36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78.93">
                <text:p>78.9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79.83">
                <text:p>79.83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80.53">
                <text:p>80.5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80.02">
                <text:p>80.0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80.46">
                <text:p>80.46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80.57">
                <text:p>80.57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80.78">
                <text:p>80.78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80.72">
                <text:p>80.72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80.76">
                <text:p>80.7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80.63">
                <text:p>80.63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81.02">
                <text:p>81.02</text:p>
              </table:table-cell>
            </table:table-row>
            <table:table-row>
              <table:table-cell office:value-type="string">
                <text:p>04:12: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4:13:45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04:14:45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04:15:45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04:16:45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04:17:45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04:18:4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04:19:45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04:20:45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04:21:4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04:22:45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4:23:45</text:p>
              </table:table-cell>
              <table:table-cell office:value-type="float" office:value="81.79">
                <text:p>81.79</text:p>
              </table:table-cell>
            </table:table-row>
            <table:table-row>
              <table:table-cell office:value-type="string">
                <text:p>04:24:45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04:25:45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4:26:46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4:27:46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string">
                <text:p>04:28:46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04:29:46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04:30:46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04:31:46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4:32:46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04:33:46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04:34:46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04:35:46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04:36:46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04:37:46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04:38:46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04:39:46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04:40:47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04:41:47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04:42:47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04:43:47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04:44:47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04:45:47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04:46:47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04:47:47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string">
                <text:p>04:48:47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04:49:48</text:p>
              </table:table-cell>
              <table:table-cell office:value-type="float" office:value="80.87">
                <text:p>80.87</text:p>
              </table:table-cell>
            </table:table-row>
            <table:table-row>
              <table:table-cell office:value-type="string">
                <text:p>04:50:48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04:51:48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04:52:48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04:53:48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4:54:48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04:55:48</text:p>
              </table:table-cell>
              <table:table-cell office:value-type="float" office:value="80.61">
                <text:p>80.61</text:p>
              </table:table-cell>
            </table:table-row>
            <table:table-row>
              <table:table-cell office:value-type="string">
                <text:p>04:56:48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04:57:48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04:58:49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04:59:49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05:00:49</text:p>
              </table:table-cell>
              <table:table-cell office:value-type="float" office:value="81.41">
                <text:p>81.41</text:p>
              </table:table-cell>
            </table:table-row>
            <table:table-row>
              <table:table-cell office:value-type="string">
                <text:p>05:01:49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02:49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05:03:49</text:p>
              </table:table-cell>
              <table:table-cell office:value-type="float" office:value="82.03">
                <text:p>82.03</text:p>
              </table:table-cell>
            </table:table-row>
            <table:table-row>
              <table:table-cell office:value-type="string">
                <text:p>05:04:49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5:05:49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05:06:50</text:p>
              </table:table-cell>
              <table:table-cell office:value-type="float" office:value="82.45">
                <text:p>82.45</text:p>
              </table:table-cell>
            </table:table-row>
            <table:table-row>
              <table:table-cell office:value-type="string">
                <text:p>05:07:50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05:08:50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05:09:50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5:10:5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05:11:50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05:12:50</text:p>
              </table:table-cell>
              <table:table-cell office:value-type="float" office:value="82.16">
                <text:p>82.16</text:p>
              </table:table-cell>
            </table:table-row>
            <table:table-row>
              <table:table-cell office:value-type="string">
                <text:p>05:13:50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05:14:50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05:15:51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05:16:51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05:17:51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string">
                <text:p>05:18:51</text:p>
              </table:table-cell>
              <table:table-cell office:value-type="float" office:value="82.71">
                <text:p>82.71</text:p>
              </table:table-cell>
            </table:table-row>
            <table:table-row>
              <table:table-cell office:value-type="string">
                <text:p>05:19:51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5:20:51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05:21:5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05:22:51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05:23:51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05:24:52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05:25:52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05:26:52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5:27:52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5:28:52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5:29:52</text:p>
              </table:table-cell>
              <table:table-cell office:value-type="float" office:value="82.34">
                <text:p>82.34</text:p>
              </table:table-cell>
            </table:table-row>
            <table:table-row>
              <table:table-cell office:value-type="string">
                <text:p>05:30:52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05:31:52</text:p>
              </table:table-cell>
              <table:table-cell office:value-type="float" office:value="82.47">
                <text:p>82.47</text:p>
              </table:table-cell>
            </table:table-row>
            <table:table-row>
              <table:table-cell office:value-type="string">
                <text:p>05:32:53</text:p>
              </table:table-cell>
              <table:table-cell office:value-type="float" office:value="81.36">
                <text:p>81.36</text:p>
              </table:table-cell>
            </table:table-row>
            <table:table-row>
              <table:table-cell office:value-type="string">
                <text:p>05:33:53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5:34:53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string">
                <text:p>05:35:53</text:p>
              </table:table-cell>
              <table:table-cell office:value-type="float" office:value="82.29">
                <text:p>82.29</text:p>
              </table:table-cell>
            </table:table-row>
            <table:table-row>
              <table:table-cell office:value-type="string">
                <text:p>05:36:53</text:p>
              </table:table-cell>
              <table:table-cell office:value-type="float" office:value="81.49">
                <text:p>81.49</text:p>
              </table:table-cell>
            </table:table-row>
            <table:table-row>
              <table:table-cell office:value-type="string">
                <text:p>05:37:53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5:38:53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05:39:53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0:53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1:54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05:42:54</text:p>
              </table:table-cell>
              <table:table-cell office:value-type="float" office:value="81.84">
                <text:p>81.84</text:p>
              </table:table-cell>
            </table:table-row>
            <table:table-row>
              <table:table-cell office:value-type="string">
                <text:p>05:43:54</text:p>
              </table:table-cell>
              <table:table-cell office:value-type="float" office:value="81.39">
                <text:p>81.39</text:p>
              </table:table-cell>
            </table:table-row>
            <table:table-row>
              <table:table-cell office:value-type="string">
                <text:p>05:44:54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string">
                <text:p>05:45:54</text:p>
              </table:table-cell>
              <table:table-cell office:value-type="float" office:value="80.78">
                <text:p>80.78</text:p>
              </table:table-cell>
            </table:table-row>
            <table:table-row>
              <table:table-cell office:value-type="string">
                <text:p>05:46:54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05:48:54</text:p>
              </table:table-cell>
              <table:table-cell office:value-type="float" office:value="81.34">
                <text:p>81.34</text:p>
              </table:table-cell>
            </table:table-row>
            <table:table-row>
              <table:table-cell office:value-type="string">
                <text:p>05:49:54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05:50:55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05:51:55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05:52:55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5:53:55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05:54:55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05:55:55</text:p>
              </table:table-cell>
              <table:table-cell office:value-type="float" office:value="82.39">
                <text:p>82.39</text:p>
              </table:table-cell>
            </table:table-row>
            <table:table-row>
              <table:table-cell office:value-type="string">
                <text:p>05:56:55</text:p>
              </table:table-cell>
              <table:table-cell office:value-type="float" office:value="82.04">
                <text:p>82.04</text:p>
              </table:table-cell>
            </table:table-row>
            <table:table-row>
              <table:table-cell office:value-type="string">
                <text:p>05:57:55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05:58:55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5:59:56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string">
                <text:p>06:00:56</text:p>
              </table:table-cell>
              <table:table-cell office:value-type="float" office:value="81.61">
                <text:p>81.61</text:p>
              </table:table-cell>
            </table:table-row>
            <table:table-row>
              <table:table-cell office:value-type="string">
                <text:p>06:01:56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06:02:56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06:03:56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06:04:56</text:p>
              </table:table-cell>
              <table:table-cell office:value-type="float" office:value="82.33">
                <text:p>82.33</text:p>
              </table:table-cell>
            </table:table-row>
            <table:table-row>
              <table:table-cell office:value-type="string">
                <text:p>06:05:56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06:06:56</text:p>
              </table:table-cell>
              <table:table-cell office:value-type="float" office:value="81.78">
                <text:p>81.78</text:p>
              </table:table-cell>
            </table:table-row>
            <table:table-row>
              <table:table-cell office:value-type="string">
                <text:p>06:07:57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06:08:57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06:09:57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06:10:57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06:11:57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6:12:57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06:13:57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06:14:57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06:15:57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06:16:57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06:17:58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06:18:58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06:19:58</text:p>
              </table:table-cell>
              <table:table-cell office:value-type="float" office:value="82.52">
                <text:p>82.52</text:p>
              </table:table-cell>
            </table:table-row>
            <table:table-row>
              <table:table-cell office:value-type="string">
                <text:p>06:20:58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string">
                <text:p>06:21:58</text:p>
              </table:table-cell>
              <table:table-cell office:value-type="float" office:value="81.56">
                <text:p>81.56</text:p>
              </table:table-cell>
            </table:table-row>
            <table:table-row>
              <table:table-cell office:value-type="string">
                <text:p>06:22:58</text:p>
              </table:table-cell>
              <table:table-cell office:value-type="float" office:value="81.33">
                <text:p>81.33</text:p>
              </table:table-cell>
            </table:table-row>
            <table:table-row>
              <table:table-cell office:value-type="string">
                <text:p>06:23:58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06:24:58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06:25:58</text:p>
              </table:table-cell>
              <table:table-cell office:value-type="float" office:value="82.51">
                <text:p>82.51</text:p>
              </table:table-cell>
            </table:table-row>
            <table:table-row>
              <table:table-cell office:value-type="string">
                <text:p>06:26:59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string">
                <text:p>06:27:59</text:p>
              </table:table-cell>
              <table:table-cell office:value-type="float" office:value="82.18">
                <text:p>82.18</text:p>
              </table:table-cell>
            </table:table-row>
            <table:table-row>
              <table:table-cell office:value-type="string">
                <text:p>06:28:59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06:29:59</text:p>
              </table:table-cell>
              <table:table-cell office:value-type="float" office:value="83.35">
                <text:p>83.35</text:p>
              </table:table-cell>
            </table:table-row>
            <table:table-row>
              <table:table-cell office:value-type="string">
                <text:p>06:30:59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06:31:59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06:32:59</text:p>
              </table:table-cell>
              <table:table-cell office:value-type="float" office:value="83.43">
                <text:p>83.43</text:p>
              </table:table-cell>
            </table:table-row>
            <table:table-row>
              <table:table-cell office:value-type="string">
                <text:p>06:33:59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06:34:59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6:36:00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06:37:00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06:38:00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06:39:00</text:p>
              </table:table-cell>
              <table:table-cell office:value-type="float" office:value="83.36">
                <text:p>83.36</text:p>
              </table:table-cell>
            </table:table-row>
            <table:table-row>
              <table:table-cell office:value-type="string">
                <text:p>06:40:00</text:p>
              </table:table-cell>
              <table:table-cell office:value-type="float" office:value="83.59">
                <text:p>83.59</text:p>
              </table:table-cell>
            </table:table-row>
            <table:table-row>
              <table:table-cell office:value-type="string">
                <text:p>06:41: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83.68">
                <text:p>83.68</text:p>
              </table:table-cell>
            </table:table-row>
            <table:table-row>
              <table:table-cell office:value-type="string">
                <text:p>06:43:00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06:44:0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06:45:01</text:p>
              </table:table-cell>
              <table:table-cell office:value-type="float" office:value="83.08">
                <text:p>83.08</text:p>
              </table:table-cell>
            </table:table-row>
            <table:table-row>
              <table:table-cell office:value-type="string">
                <text:p>06:46:01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6:47:0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6:48:01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string">
                <text:p>06:49:01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06:50:01</text:p>
              </table:table-cell>
              <table:table-cell office:value-type="float" office:value="83.34">
                <text:p>83.34</text:p>
              </table:table-cell>
            </table:table-row>
            <table:table-row>
              <table:table-cell office:value-type="string">
                <text:p>06:51:01</text:p>
              </table:table-cell>
              <table:table-cell office:value-type="float" office:value="83.47">
                <text:p>83.47</text:p>
              </table:table-cell>
            </table:table-row>
            <table:table-row>
              <table:table-cell office:value-type="string">
                <text:p>06:52:01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06:53:0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06:54:02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06:55:02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06:56:02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06:57:02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06:58:02</text:p>
              </table:table-cell>
              <table:table-cell office:value-type="float" office:value="83.34">
                <text:p>83.34</text:p>
              </table:table-cell>
            </table:table-row>
            <table:table-row>
              <table:table-cell office:value-type="string">
                <text:p>06:59:02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07:00:02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07:01:02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7:02:03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07:03:03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07:04:03</text:p>
              </table:table-cell>
              <table:table-cell office:value-type="float" office:value="83.66">
                <text:p>83.66</text:p>
              </table:table-cell>
            </table:table-row>
            <table:table-row>
              <table:table-cell office:value-type="string">
                <text:p>07:05:03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07:06:03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07:07:03</text:p>
              </table:table-cell>
              <table:table-cell office:value-type="float" office:value="82.97">
                <text:p>82.97</text:p>
              </table:table-cell>
            </table:table-row>
            <table:table-row>
              <table:table-cell office:value-type="string">
                <text:p>07:08:03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09:03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string">
                <text:p>07:10:03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07:11:04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07:12:04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07:13:04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07:14:04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07:15:04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07:16:04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7:17:04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07:18:04</text:p>
              </table:table-cell>
              <table:table-cell office:value-type="float" office:value="83.88">
                <text:p>83.88</text:p>
              </table:table-cell>
            </table:table-row>
            <table:table-row>
              <table:table-cell office:value-type="string">
                <text:p>07:19:0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07:20:05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07:21:05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07:22:05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07:23:05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07:24:05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07:25:05</text:p>
              </table:table-cell>
              <table:table-cell office:value-type="float" office:value="83.52">
                <text:p>83.52</text:p>
              </table:table-cell>
            </table:table-row>
            <table:table-row>
              <table:table-cell office:value-type="string">
                <text:p>07:26:05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07:27:05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28:05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07:29:0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07:30:06</text:p>
              </table:table-cell>
              <table:table-cell office:value-type="float" office:value="83.86">
                <text:p>83.86</text:p>
              </table:table-cell>
            </table:table-row>
            <table:table-row>
              <table:table-cell office:value-type="string">
                <text:p>07:31:06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07:32:06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07:33:06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string">
                <text:p>07:34:06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7:35:06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07:36:06</text:p>
              </table:table-cell>
              <table:table-cell office:value-type="float" office:value="83.15">
                <text:p>83.15</text:p>
              </table:table-cell>
            </table:table-row>
            <table:table-row>
              <table:table-cell office:value-type="string">
                <text:p>07:37:06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07:38:06</text:p>
              </table:table-cell>
              <table:table-cell office:value-type="float" office:value="82.61">
                <text:p>82.61</text:p>
              </table:table-cell>
            </table:table-row>
            <table:table-row>
              <table:table-cell office:value-type="string">
                <text:p>07:39:07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7:40:07</text:p>
              </table:table-cell>
              <table:table-cell office:value-type="float" office:value="82.93">
                <text:p>82.93</text:p>
              </table:table-cell>
            </table:table-row>
            <table:table-row>
              <table:table-cell office:value-type="string">
                <text:p>07:41:07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07:42:07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7:43:0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07:44:07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7:45:07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07:46:07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07:47:07</text:p>
              </table:table-cell>
              <table:table-cell office:value-type="float" office:value="81.51">
                <text:p>81.51</text:p>
              </table:table-cell>
            </table:table-row>
            <table:table-row>
              <table:table-cell office:value-type="string">
                <text:p>07:48: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7:49:08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7:50:08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07:51:08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7:52:08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07:53:08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07:54:08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07:55:08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string">
                <text:p>07:56:08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07:57:08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07:58:09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07:59:09</text:p>
              </table:table-cell>
              <table:table-cell office:value-type="float" office:value="82.88">
                <text:p>82.88</text:p>
              </table:table-cell>
            </table:table-row>
            <table:table-row>
              <table:table-cell office:value-type="string">
                <text:p>08:00:09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08:01:09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08:02:09</text:p>
              </table:table-cell>
              <table:table-cell office:value-type="float" office:value="82.53">
                <text:p>82.53</text:p>
              </table:table-cell>
            </table:table-row>
            <table:table-row>
              <table:table-cell office:value-type="string">
                <text:p>08:03:09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08:04:09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08:05:09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08:06:09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08:07:1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08:08:10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08:09:10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08:10:10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08:11:10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08:12:10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08:13:10</text:p>
              </table:table-cell>
              <table:table-cell office:value-type="float" office:value="81.74">
                <text:p>81.74</text:p>
              </table:table-cell>
            </table:table-row>
            <table:table-row>
              <table:table-cell office:value-type="string">
                <text:p>08:14:10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08:15:10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08:16:1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08:17:11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8:18: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8:19:11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08:20:11</text:p>
              </table:table-cell>
              <table:table-cell office:value-type="float" office:value="82.28">
                <text:p>82.28</text:p>
              </table:table-cell>
            </table:table-row>
            <table:table-row>
              <table:table-cell office:value-type="string">
                <text:p>08:21:11</text:p>
              </table:table-cell>
              <table:table-cell office:value-type="float" office:value="81.91">
                <text:p>81.91</text:p>
              </table:table-cell>
            </table:table-row>
            <table:table-row>
              <table:table-cell office:value-type="string">
                <text:p>08:22:11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08:23:1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8:24:1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08:25:12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08:26:12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08:27:12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08:28:12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08:29:12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08:30:12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08:31:12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08:32:1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08:33:13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08:34:13</text:p>
              </table:table-cell>
              <table:table-cell office:value-type="float" office:value="79.56">
                <text:p>79.56</text:p>
              </table:table-cell>
            </table:table-row>
            <table:table-row>
              <table:table-cell office:value-type="string">
                <text:p>08:35:13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08:36:13</text:p>
              </table:table-cell>
              <table:table-cell office:value-type="float" office:value="79.89">
                <text:p>79.89</text:p>
              </table:table-cell>
            </table:table-row>
            <table:table-row>
              <table:table-cell office:value-type="string">
                <text:p>08:37:13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08:38:1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08:39:1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08:40:13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08:41:13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08:43:14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08:44:14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8:45:14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08:46:14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08:47:14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08:48:14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08:49:14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08:50:14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08:51:15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8:52:15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08:53:15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08:54:15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08:55:15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08:56:15</text:p>
              </table:table-cell>
              <table:table-cell office:value-type="float" office:value="78.61">
                <text:p>78.61</text:p>
              </table:table-cell>
            </table:table-row>
            <table:table-row>
              <table:table-cell office:value-type="string">
                <text:p>08:57:15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08:58:15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08:59:15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09:00:16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09:01:16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09:02:16</text:p>
              </table:table-cell>
              <table:table-cell office:value-type="float" office:value="76.83">
                <text:p>76.83</text:p>
              </table:table-cell>
            </table:table-row>
            <table:table-row>
              <table:table-cell office:value-type="string">
                <text:p>09:03:16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09:04:16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09:05:1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09:06:16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09:07:16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09:08:16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string">
                <text:p>09:09:17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75.53">
                <text:p>75.53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09:15:17</text:p>
              </table:table-cell>
              <table:table-cell office:value-type="float" office:value="75.83">
                <text:p>75.83</text:p>
              </table:table-cell>
            </table:table-row>
            <table:table-row>
              <table:table-cell office:value-type="string">
                <text:p>09:16:17</text:p>
              </table:table-cell>
              <table:table-cell office:value-type="float" office:value="75.84">
                <text:p>75.84</text:p>
              </table:table-cell>
            </table:table-row>
            <table:table-row>
              <table:table-cell office:value-type="string">
                <text:p>09:17:18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09:18:18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09:19:1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09:20:18</text:p>
              </table:table-cell>
              <table:table-cell office:value-type="float" office:value="75.56">
                <text:p>75.56</text:p>
              </table:table-cell>
            </table:table-row>
            <table:table-row>
              <table:table-cell office:value-type="string">
                <text:p>09:21:18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09:22:18</text:p>
              </table:table-cell>
              <table:table-cell office:value-type="float" office:value="75.72">
                <text:p>75.72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09:24:18</text:p>
              </table:table-cell>
              <table:table-cell office:value-type="float" office:value="75.23">
                <text:p>75.23</text:p>
              </table:table-cell>
            </table:table-row>
            <table:table-row>
              <table:table-cell office:value-type="string">
                <text:p>09:25:18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09:26:18</text:p>
              </table:table-cell>
              <table:table-cell office:value-type="float" office:value="75.28">
                <text:p>75.28</text:p>
              </table:table-cell>
            </table:table-row>
            <table:table-row>
              <table:table-cell office:value-type="string">
                <text:p>09:27:1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09:28:1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09:29:19</text:p>
              </table:table-cell>
              <table:table-cell office:value-type="float" office:value="75.06">
                <text:p>75.06</text:p>
              </table:table-cell>
            </table:table-row>
            <table:table-row>
              <table:table-cell office:value-type="string">
                <text:p>09:30:19</text:p>
              </table:table-cell>
              <table:table-cell office:value-type="float" office:value="74.82">
                <text:p>74.82</text:p>
              </table:table-cell>
            </table:table-row>
            <table:table-row>
              <table:table-cell office:value-type="string">
                <text:p>09:31:1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09:32: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9:33:19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09:34:19</text:p>
              </table:table-cell>
              <table:table-cell office:value-type="float" office:value="73.67">
                <text:p>73.67</text:p>
              </table:table-cell>
            </table:table-row>
            <table:table-row>
              <table:table-cell office:value-type="string">
                <text:p>09:35:19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09:36:19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09:39:20</text:p>
              </table:table-cell>
              <table:table-cell office:value-type="float" office:value="71.22">
                <text:p>71.22</text:p>
              </table:table-cell>
            </table:table-row>
            <table:table-row>
              <table:table-cell office:value-type="string">
                <text:p>09:40:20</text:p>
              </table:table-cell>
              <table:table-cell office:value-type="float" office:value="70.58">
                <text:p>70.58</text:p>
              </table:table-cell>
            </table:table-row>
            <table:table-row>
              <table:table-cell office:value-type="string">
                <text:p>09:41:2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09:42:20</text:p>
              </table:table-cell>
              <table:table-cell office:value-type="float" office:value="71.12">
                <text:p>71.12</text:p>
              </table:table-cell>
            </table:table-row>
            <table:table-row>
              <table:table-cell office:value-type="string">
                <text:p>09:43: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9:44:20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string">
                <text:p>09:45:20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69.22">
                <text:p>69.22</text:p>
              </table:table-cell>
            </table:table-row>
            <table:table-row>
              <table:table-cell office:value-type="string">
                <text:p>09:47:21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09:48:21</text:p>
              </table:table-cell>
              <table:table-cell office:value-type="float" office:value="71.18">
                <text:p>71.18</text:p>
              </table:table-cell>
            </table:table-row>
            <table:table-row>
              <table:table-cell office:value-type="string">
                <text:p>09:49:21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09:50:21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09:51:21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09:52:21</text:p>
              </table:table-cell>
              <table:table-cell office:value-type="float" office:value="71.39">
                <text:p>71.39</text:p>
              </table:table-cell>
            </table:table-row>
            <table:table-row>
              <table:table-cell office:value-type="string">
                <text:p>09:53:21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string">
                <text:p>09:54:21</text:p>
              </table:table-cell>
              <table:table-cell office:value-type="float" office:value="71.28">
                <text:p>71.28</text:p>
              </table:table-cell>
            </table:table-row>
            <table:table-row>
              <table:table-cell office:value-type="string">
                <text:p>09:55:22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9:56:22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09:57:22</text:p>
              </table:table-cell>
              <table:table-cell office:value-type="float" office:value="69.96">
                <text:p>69.96</text:p>
              </table:table-cell>
            </table:table-row>
            <table:table-row>
              <table:table-cell office:value-type="string">
                <text:p>09:58:22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09:59:22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10:00:22</text:p>
              </table:table-cell>
              <table:table-cell office:value-type="float" office:value="70.01">
                <text:p>70.01</text:p>
              </table:table-cell>
            </table:table-row>
            <table:table-row>
              <table:table-cell office:value-type="string">
                <text:p>10:01:22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10:02:22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10:03:23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10:04:23</text:p>
              </table:table-cell>
              <table:table-cell office:value-type="float" office:value="68.92">
                <text:p>68.92</text:p>
              </table:table-cell>
            </table:table-row>
            <table:table-row>
              <table:table-cell office:value-type="string">
                <text:p>10:05:2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0:06:23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string">
                <text:p>10:07:23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10:08:23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string">
                <text:p>10:09:23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string">
                <text:p>10:10:23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string">
                <text:p>10:12:24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61.54">
                <text:p>61.54</text:p>
              </table:table-cell>
            </table:table-row>
            <table:table-row>
              <table:table-cell office:value-type="string">
                <text:p>10:14:24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10:15:24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10:16:24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0:17:24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10:18:2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0:19:24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10:20: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10:21:25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string">
                <text:p>10:22:25</text:p>
              </table:table-cell>
              <table:table-cell office:value-type="float" office:value="57.78">
                <text:p>57.78</text:p>
              </table:table-cell>
            </table:table-row>
            <table:table-row>
              <table:table-cell office:value-type="string">
                <text:p>10:23:25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10:24:25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0:25:2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0:26:25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string">
                <text:p>10:27:25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10:28:2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:29: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10:31:26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10:32:26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string">
                <text:p>10:33:26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string">
                <text:p>10:34:26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string">
                <text:p>10:35:26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string">
                <text:p>10:36:26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0:37:27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string">
                <text:p>10:38:2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0:39:27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10:40:27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10:42:27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10:43:27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:44:27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string">
                <text:p>10:45:27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10:46:28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10:47:28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10:48:28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10:50:28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10:51:28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0:52:28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0:53:28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10:54:28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10:55:29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10:56:29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10:57: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:58:29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11:00:2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11:01:2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1:02:29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1:03:29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1:04:30</text:p>
              </table:table-cell>
              <table:table-cell office:value-type="float" office:value="48.11">
                <text:p>48.11</text:p>
              </table:table-cell>
            </table:table-row>
            <table:table-row>
              <table:table-cell office:value-type="string">
                <text:p>11:05:30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11:06:30</text:p>
              </table:table-cell>
              <table:table-cell office:value-type="float" office:value="47.82">
                <text:p>47.82</text:p>
              </table:table-cell>
            </table:table-row>
            <table:table-row>
              <table:table-cell office:value-type="string">
                <text:p>11:07:30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11:08:30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string">
                <text:p>11:09:30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1:10:3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47.06">
                <text:p>47.06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11:14:31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:15:31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11:16:31</text:p>
              </table:table-cell>
              <table:table-cell office:value-type="float" office:value="49.36">
                <text:p>49.36</text:p>
              </table:table-cell>
            </table:table-row>
            <table:table-row>
              <table:table-cell office:value-type="string">
                <text:p>11:17:31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11:18:31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11:19:31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11:20:31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string">
                <text:p>11:21:3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:22:32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1:23:32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string">
                <text:p>11:25:32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:26:32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11:27:32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11:28:32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11:29:32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1:30:33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11:31:33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11:32:33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1:33:33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1:34:33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11:35:33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11:36:3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11:37:33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:38:3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1:40:34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11:41:34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1:42:3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1:43:34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11:44:34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11:45:34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11:46:34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1:50:35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11:51:35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11:52:35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1:53:35</text:p>
              </table:table-cell>
              <table:table-cell office:value-type="float" office:value="47.84">
                <text:p>47.84</text:p>
              </table:table-cell>
            </table:table-row>
            <table:table-row>
              <table:table-cell office:value-type="string">
                <text:p>11:54:35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11:55:35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string">
                <text:p>11:56:36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string">
                <text:p>11:57:36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11:58:3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1:59:36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12:00:36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2:01:36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string">
                <text:p>12:02:36</text:p>
              </table:table-cell>
              <table:table-cell office:value-type="float" office:value="49.29">
                <text:p>49.29</text:p>
              </table:table-cell>
            </table:table-row>
            <table:table-row>
              <table:table-cell office:value-type="string">
                <text:p>12:03:36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12:04:36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12:05:37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12:06:37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12:07:37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2:08:3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12:09:37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12:10:37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string">
                <text:p>12:11:37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12:12:37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12:13:38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12:14:38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12:15:38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12:16:38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:17:3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2:18:38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12:19:3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20:38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2:21:3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12:22:39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12:23:3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12:24:39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12:25: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:26:39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12:27:39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49.64">
                <text:p>49.64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48.32">
                <text:p>48.32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12:56:42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string">
                <text:p>12:57:42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2:58:43</text:p>
              </table:table-cell>
              <table:table-cell office:value-type="float" office:value="49.44">
                <text:p>49.44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3:15:44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13:16:45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3:17:45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13:18:45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13:19:45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13:20:45</text:p>
              </table:table-cell>
              <table:table-cell office:value-type="float" office:value="47.58">
                <text:p>47.58</text:p>
              </table:table-cell>
            </table:table-row>
            <table:table-row>
              <table:table-cell office:value-type="string">
                <text:p>13:21:45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13:23:45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13:24:4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13:25:46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13:26:46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13:27:46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13:28:46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3:29:46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13:31:4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:32:46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34:46</text:p>
              </table:table-cell>
              <table:table-cell office:value-type="float" office:value="48.06">
                <text:p>48.06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3:36:47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13:37:47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13:38:47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13:39:47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13:40:47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13:41:47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42:47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13:43:47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13:44:4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:45:48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13:46:48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13:47:48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13:48:48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13:49:48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13:50:48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13:51:48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13:53:49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3:59:49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14:00:49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14:01:49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14:02:5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14:03:50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14:04:50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4:05:50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14:06:50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14:07:50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14:08:50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14:09:50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14:17:51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4:18:5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14:20:52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47.96">
                <text:p>47.96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4:27:53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14:28:53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14:29:53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14:30:5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4:31:5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4:32:53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string">
                <text:p>14:33:53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string">
                <text:p>14:34:53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14:35:53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4:36:54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14:37:54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14:38:54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14:39:54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14:40:54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14:42:54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14:43:5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14:44:55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14:46:55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14:47: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:48:55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>
                <text:p>14:49: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:50:55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4:51:55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14:52:55</text:p>
              </table:table-cell>
              <table:table-cell office:value-type="float" office:value="45.29">
                <text:p>45.29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5:02:57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string">
                <text:p>15:03:57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15:04:57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15:05:57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15:06:57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15:07:57</text:p>
              </table:table-cell>
              <table:table-cell office:value-type="float" office:value="45.19">
                <text:p>45.19</text:p>
              </table:table-cell>
            </table:table-row>
            <table:table-row>
              <table:table-cell office:value-type="string">
                <text:p>15:08:57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15:09:57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5:10:58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5:11:58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15:12:58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string">
                <text:p>15:13:58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5:14:58</text:p>
              </table:table-cell>
              <table:table-cell office:value-type="float" office:value="45.15">
                <text:p>45.15</text:p>
              </table:table-cell>
            </table:table-row>
            <table:table-row>
              <table:table-cell office:value-type="string">
                <text:p>15:15:58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15:17:58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15:18:58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string">
                <text:p>15:19:59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15:20:59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15:22:59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5:23:59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15:24:59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15:25:59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15:26:59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15:30:00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15:32:00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5:33: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34:00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5:35:00</text:p>
              </table:table-cell>
              <table:table-cell office:value-type="float" office:value="43.93">
                <text:p>43.93</text:p>
              </table:table-cell>
            </table:table-row>
            <table:table-row>
              <table:table-cell office:value-type="string">
                <text:p>15:36:0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15:38:01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5:40:01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15:42:01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5:44:01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5:52:02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15:53:02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string">
                <text:p>15:54:03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5:55:03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44.51">
                <text:p>44.51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16:04:04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:06:04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6:07:04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string">
                <text:p>16:08:04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16:09:04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6:11:04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16:12:04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16:13:05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6:14:05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6:15:0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44.46">
                <text:p>44.46</text:p>
              </table:table-cell>
            </table:table-row>
            <table:table-row>
              <table:table-cell office:value-type="string">
                <text:p>16:17:05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43.16">
                <text:p>43.16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string">
                <text:p>16:21: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:22:06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16:23:06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string">
                <text:p>16:24:06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16:25:06</text:p>
              </table:table-cell>
              <table:table-cell office:value-type="float" office:value="42.58">
                <text:p>42.58</text:p>
              </table:table-cell>
            </table:table-row>
            <table:table-row>
              <table:table-cell office:value-type="string">
                <text:p>16:26:06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27:06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6:28:06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6:29:06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6:30:07</text:p>
              </table:table-cell>
              <table:table-cell office:value-type="float" office:value="42.17">
                <text:p>42.17</text:p>
              </table:table-cell>
            </table:table-row>
            <table:table-row>
              <table:table-cell office:value-type="string">
                <text:p>16:31:07</text:p>
              </table:table-cell>
              <table:table-cell office:value-type="float" office:value="41.94">
                <text:p>41.94</text:p>
              </table:table-cell>
            </table:table-row>
            <table:table-row>
              <table:table-cell office:value-type="string">
                <text:p>16:32:07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41.77">
                <text:p>41.77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16:48:09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41.54">
                <text:p>41.54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16:54:09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6:55:09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6:56:09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string">
                <text:p>16:57:10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6:58:1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17:00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7:02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3:10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17:04:1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17:05:10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17:06:10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string">
                <text:p>17:07:11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7:08:11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string">
                <text:p>17:09:11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7:10:11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7:11:11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17:12:11</text:p>
              </table:table-cell>
              <table:table-cell office:value-type="float" office:value="41.29">
                <text:p>41.29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7:18:12</text:p>
              </table:table-cell>
              <table:table-cell office:value-type="float" office:value="42.61">
                <text:p>42.61</text:p>
              </table:table-cell>
            </table:table-row>
            <table:table-row>
              <table:table-cell office:value-type="string">
                <text:p>17:19:12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41.26">
                <text:p>41.26</text:p>
              </table:table-cell>
            </table:table-row>
            <table:table-row>
              <table:table-cell office:value-type="string">
                <text:p>17:22:12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7:23:12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17:24:13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17:25:13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17:26:13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string">
                <text:p>17:27:13</text:p>
              </table:table-cell>
              <table:table-cell office:value-type="float" office:value="41.83">
                <text:p>41.83</text:p>
              </table:table-cell>
            </table:table-row>
            <table:table-row>
              <table:table-cell office:value-type="string">
                <text:p>17:28:13</text:p>
              </table:table-cell>
              <table:table-cell office:value-type="float" office:value="42.22">
                <text:p>42.22</text:p>
              </table:table-cell>
            </table:table-row>
            <table:table-row>
              <table:table-cell office:value-type="string">
                <text:p>17:29:13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17:30:13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17:31:13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7:32:14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17:33:14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17:34:14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string">
                <text:p>17:35:14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17:36:14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7:37:14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17:38:14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7:39:14</text:p>
              </table:table-cell>
              <table:table-cell office:value-type="float" office:value="41.41">
                <text:p>41.41</text:p>
              </table:table-cell>
            </table:table-row>
            <table:table-row>
              <table:table-cell office:value-type="string">
                <text:p>17:40:14</text:p>
              </table:table-cell>
              <table:table-cell office:value-type="float" office:value="41.83">
                <text:p>41.83</text:p>
              </table:table-cell>
            </table:table-row>
            <table:table-row>
              <table:table-cell office:value-type="string">
                <text:p>17:41:15</text:p>
              </table:table-cell>
              <table:table-cell office:value-type="float" office:value="41.93">
                <text:p>41.93</text:p>
              </table:table-cell>
            </table:table-row>
            <table:table-row>
              <table:table-cell office:value-type="string">
                <text:p>17:42:15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17:43:15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17:44:15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17:45:15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17:46:15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>17:47:15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string">
                <text:p>17:48:15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string">
                <text:p>17:49:15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7:50:15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7:51:16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7:52:16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7:53:16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17:54:16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17:55:16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17:56:16</text:p>
              </table:table-cell>
              <table:table-cell office:value-type="float" office:value="41.61">
                <text:p>41.61</text:p>
              </table:table-cell>
            </table:table-row>
            <table:table-row>
              <table:table-cell office:value-type="string">
                <text:p>17:57:16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17:58:16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17:59:17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8:00:17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18:01:17</text:p>
              </table:table-cell>
              <table:table-cell office:value-type="float" office:value="40.29">
                <text:p>40.29</text:p>
              </table:table-cell>
            </table:table-row>
            <table:table-row>
              <table:table-cell office:value-type="string">
                <text:p>18:02:17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18:03:17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string">
                <text:p>18:04:17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18:05:17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18:06:17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18:07:17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8:09: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8:10:18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18:12:18</text:p>
              </table:table-cell>
              <table:table-cell office:value-type="float" office:value="41.48">
                <text:p>41.48</text:p>
              </table:table-cell>
            </table:table-row>
            <table:table-row>
              <table:table-cell office:value-type="string">
                <text:p>18:13:18</text:p>
              </table:table-cell>
              <table:table-cell office:value-type="float" office:value="41.55">
                <text:p>41.55</text:p>
              </table:table-cell>
            </table:table-row>
            <table:table-row>
              <table:table-cell office:value-type="string">
                <text:p>18:14:18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8:15:18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string">
                <text:p>18:16:18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:17:19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string">
                <text:p>18:18:19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8:19:19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8:20:19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18:21:19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18:22:19</text:p>
              </table:table-cell>
              <table:table-cell office:value-type="float" office:value="41.72">
                <text:p>41.72</text:p>
              </table:table-cell>
            </table:table-row>
            <table:table-row>
              <table:table-cell office:value-type="string">
                <text:p>18:23:19</text:p>
              </table:table-cell>
              <table:table-cell office:value-type="float" office:value="41.71">
                <text:p>41.71</text:p>
              </table:table-cell>
            </table:table-row>
            <table:table-row>
              <table:table-cell office:value-type="string">
                <text:p>18:24:1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8:25:19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18:26:19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8:27:19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string">
                <text:p>18:28:2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18:29:2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8:30:20</text:p>
              </table:table-cell>
              <table:table-cell office:value-type="float" office:value="41.99">
                <text:p>41.99</text:p>
              </table:table-cell>
            </table:table-row>
            <table:table-row>
              <table:table-cell office:value-type="string">
                <text:p>18:31:20</text:p>
              </table:table-cell>
              <table:table-cell office:value-type="float" office:value="41.42">
                <text:p>41.42</text:p>
              </table:table-cell>
            </table:table-row>
            <table:table-row>
              <table:table-cell office:value-type="string">
                <text:p>18:32:20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8:34:20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18:35:20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18:36:20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string">
                <text:p>18:37:21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:38:2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18:39:21</text:p>
              </table:table-cell>
              <table:table-cell office:value-type="float" office:value="41.47">
                <text:p>41.47</text:p>
              </table:table-cell>
            </table:table-row>
            <table:table-row>
              <table:table-cell office:value-type="string">
                <text:p>18:40:21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18:41:21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8:42:21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18:43:21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8:44:21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string">
                <text:p>18:45:21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18:46:22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:47:22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18:48:22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18:49:22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8:50:22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18:51:22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18:52:22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18:53:22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8:54:2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8:55:23</text:p>
              </table:table-cell>
              <table:table-cell office:value-type="float" office:value="42.94">
                <text:p>42.94</text:p>
              </table:table-cell>
            </table:table-row>
            <table:table-row>
              <table:table-cell office:value-type="string">
                <text:p>18:56:23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8:57:23</text:p>
              </table:table-cell>
              <table:table-cell office:value-type="float" office:value="43.19">
                <text:p>43.19</text:p>
              </table:table-cell>
            </table:table-row>
            <table:table-row>
              <table:table-cell office:value-type="string">
                <text:p>18:58:23</text:p>
              </table:table-cell>
              <table:table-cell office:value-type="float" office:value="42.63">
                <text:p>42.63</text:p>
              </table:table-cell>
            </table:table-row>
            <table:table-row>
              <table:table-cell office:value-type="string">
                <text:p>18:59:23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19:00:23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9:01:23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19:02:23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9:03:23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19:05:24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:06:24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19:07:24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>
                <text:p>19:08:24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19:09:24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19:10:2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9:11:24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9:12:25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string">
                <text:p>19:13:25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9:15:25</text:p>
              </table:table-cell>
              <table:table-cell office:value-type="float" office:value="44.13">
                <text:p>44.13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9:17:25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9:18:25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string">
                <text:p>19:19:25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19:20:25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9:21:2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:23:2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9:24:26</text:p>
              </table:table-cell>
              <table:table-cell office:value-type="float" office:value="44.33">
                <text:p>44.33</text:p>
              </table:table-cell>
            </table:table-row>
            <table:table-row>
              <table:table-cell office:value-type="string">
                <text:p>19:25:26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9:26:26</text:p>
              </table:table-cell>
              <table:table-cell office:value-type="float" office:value="43.79">
                <text:p>43.79</text:p>
              </table:table-cell>
            </table:table-row>
            <table:table-row>
              <table:table-cell office:value-type="string">
                <text:p>19:27:26</text:p>
              </table:table-cell>
              <table:table-cell office:value-type="float" office:value="43.34">
                <text:p>43.34</text:p>
              </table:table-cell>
            </table:table-row>
            <table:table-row>
              <table:table-cell office:value-type="string">
                <text:p>19:28:26</text:p>
              </table:table-cell>
              <table:table-cell office:value-type="float" office:value="42.97">
                <text:p>42.97</text:p>
              </table:table-cell>
            </table:table-row>
            <table:table-row>
              <table:table-cell office:value-type="string">
                <text:p>19:29:26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19:31:2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9:32:27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9:34:27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9:35:27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19:36:27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19:37:27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19:38:27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9:42:28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19:43:28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19:46:28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9:47:28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19:51:29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9:52:29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19:53:2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19:54:29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19:55:29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9:56:29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20:02:30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string">
                <text:p>20:03:30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string">
                <text:p>20:04:3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20:05:30</text:p>
              </table:table-cell>
              <table:table-cell office:value-type="float" office:value="55.24">
                <text:p>55.24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57.08">
                <text:p>57.08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0:13:31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string">
                <text:p>20:14:31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20:24:33</text:p>
              </table:table-cell>
              <table:table-cell office:value-type="float" office:value="54.97">
                <text:p>54.97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0:33:34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20:34:34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20:35:34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string">
                <text:p>20:42:35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string">
                <text:p>20:43:35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string">
                <text:p>20:44:35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string">
                <text:p>20:45:35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string">
                <text:p>20:51:36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20:52:36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20:53:36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0:54: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:55:36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string">
                <text:p>21:00:37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string">
                <text:p>21:01:37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21:02:37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21:03:37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21:04:37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string">
                <text:p>21:05:37</text:p>
              </table:table-cell>
              <table:table-cell office:value-type="float" office:value="59.95">
                <text:p>59.95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1:08:38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21:09:38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string">
                <text:p>21:10:38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21:11:3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1:12:38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21:13:38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21:14:38</text:p>
              </table:table-cell>
              <table:table-cell office:value-type="float" office:value="62.05">
                <text:p>62.05</text:p>
              </table:table-cell>
            </table:table-row>
            <table:table-row>
              <table:table-cell office:value-type="string">
                <text:p>21:15: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21:17:39</text:p>
              </table:table-cell>
              <table:table-cell office:value-type="float" office:value="62.69">
                <text:p>62.69</text:p>
              </table:table-cell>
            </table:table-row>
            <table:table-row>
              <table:table-cell office:value-type="string">
                <text:p>21:18:39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21:19:39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21:20:39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21:21: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:22:39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21:23:39</text:p>
              </table:table-cell>
              <table:table-cell office:value-type="float" office:value="62.26">
                <text:p>62.26</text:p>
              </table:table-cell>
            </table:table-row>
            <table:table-row>
              <table:table-cell office:value-type="string">
                <text:p>21:24:39</text:p>
              </table:table-cell>
              <table:table-cell office:value-type="float" office:value="61.97">
                <text:p>61.97</text:p>
              </table:table-cell>
            </table:table-row>
            <table:table-row>
              <table:table-cell office:value-type="string">
                <text:p>21:25:39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21:26:40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21:27:40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21:28:40</text:p>
              </table:table-cell>
              <table:table-cell office:value-type="float" office:value="61.12">
                <text:p>61.12</text:p>
              </table:table-cell>
            </table:table-row>
            <table:table-row>
              <table:table-cell office:value-type="string">
                <text:p>21:29:40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21:30:4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1:31:40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21:32:4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21:33:40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21:34:40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string">
                <text:p>21:35:4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1:36:41</text:p>
              </table:table-cell>
              <table:table-cell office:value-type="float" office:value="62.54">
                <text:p>62.54</text:p>
              </table:table-cell>
            </table:table-row>
            <table:table-row>
              <table:table-cell office:value-type="string">
                <text:p>21:37:41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string">
                <text:p>21:38:41</text:p>
              </table:table-cell>
              <table:table-cell office:value-type="float" office:value="62.66">
                <text:p>62.66</text:p>
              </table:table-cell>
            </table:table-row>
            <table:table-row>
              <table:table-cell office:value-type="string">
                <text:p>21:39:41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21:40:41</text:p>
              </table:table-cell>
              <table:table-cell office:value-type="float" office:value="63.41">
                <text:p>63.41</text:p>
              </table:table-cell>
            </table:table-row>
            <table:table-row>
              <table:table-cell office:value-type="string">
                <text:p>21:41:41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21:42:41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21:43:41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21:44:42</text:p>
              </table:table-cell>
              <table:table-cell office:value-type="float" office:value="64.65">
                <text:p>64.65</text:p>
              </table:table-cell>
            </table:table-row>
            <table:table-row>
              <table:table-cell office:value-type="string">
                <text:p>21:45:42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21:46:42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21:47:42</text:p>
              </table:table-cell>
              <table:table-cell office:value-type="float" office:value="67.19">
                <text:p>67.19</text:p>
              </table:table-cell>
            </table:table-row>
            <table:table-row>
              <table:table-cell office:value-type="string">
                <text:p>21:48:42</text:p>
              </table:table-cell>
              <table:table-cell office:value-type="float" office:value="67.48">
                <text:p>67.48</text:p>
              </table:table-cell>
            </table:table-row>
            <table:table-row>
              <table:table-cell office:value-type="string">
                <text:p>21:49:42</text:p>
              </table:table-cell>
              <table:table-cell office:value-type="float" office:value="67.94">
                <text:p>67.94</text:p>
              </table:table-cell>
            </table:table-row>
            <table:table-row>
              <table:table-cell office:value-type="string">
                <text:p>21:50:42</text:p>
              </table:table-cell>
              <table:table-cell office:value-type="float" office:value="68.61">
                <text:p>68.61</text:p>
              </table:table-cell>
            </table:table-row>
            <table:table-row>
              <table:table-cell office:value-type="string">
                <text:p>21:51:42</text:p>
              </table:table-cell>
              <table:table-cell office:value-type="float" office:value="68.19">
                <text:p>68.19</text:p>
              </table:table-cell>
            </table:table-row>
            <table:table-row>
              <table:table-cell office:value-type="string">
                <text:p>21:52:42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21:53:4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1:54:43</text:p>
              </table:table-cell>
              <table:table-cell office:value-type="float" office:value="69.71">
                <text:p>69.71</text:p>
              </table:table-cell>
            </table:table-row>
            <table:table-row>
              <table:table-cell office:value-type="string">
                <text:p>21:55:4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1:56:4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21:57:43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21:58:43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21:59:43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22:00:43</text:p>
              </table:table-cell>
              <table:table-cell office:value-type="float" office:value="70.27">
                <text:p>70.27</text:p>
              </table:table-cell>
            </table:table-row>
            <table:table-row>
              <table:table-cell office:value-type="string">
                <text:p>22:01:4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22:02:44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22:03:44</text:p>
              </table:table-cell>
              <table:table-cell office:value-type="float" office:value="71.32">
                <text:p>71.32</text:p>
              </table:table-cell>
            </table:table-row>
            <table:table-row>
              <table:table-cell office:value-type="string">
                <text:p>22:04:4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22:05:44</text:p>
              </table:table-cell>
              <table:table-cell office:value-type="float" office:value="71.56">
                <text:p>71.56</text:p>
              </table:table-cell>
            </table:table-row>
            <table:table-row>
              <table:table-cell office:value-type="string">
                <text:p>22:06:44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string">
                <text:p>22:07:44</text:p>
              </table:table-cell>
              <table:table-cell office:value-type="float" office:value="72.71">
                <text:p>72.71</text:p>
              </table:table-cell>
            </table:table-row>
            <table:table-row>
              <table:table-cell office:value-type="string">
                <text:p>22:08:44</text:p>
              </table:table-cell>
              <table:table-cell office:value-type="float" office:value="72.54">
                <text:p>72.54</text:p>
              </table:table-cell>
            </table:table-row>
            <table:table-row>
              <table:table-cell office:value-type="string">
                <text:p>22:09:44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string">
                <text:p>22:12:4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:13:45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22:14:45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71.54">
                <text:p>71.54</text:p>
              </table:table-cell>
            </table:table-row>
            <table:table-row>
              <table:table-cell office:value-type="string">
                <text:p>22:16:45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71.49">
                <text:p>71.49</text:p>
              </table:table-cell>
            </table:table-row>
            <table:table-row>
              <table:table-cell office:value-type="string">
                <text:p>22:18:45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22:19:46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22:20:46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string">
                <text:p>22:21:46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string">
                <text:p>22:22:46</text:p>
              </table:table-cell>
              <table:table-cell office:value-type="float" office:value="72.64">
                <text:p>72.64</text:p>
              </table:table-cell>
            </table:table-row>
            <table:table-row>
              <table:table-cell office:value-type="string">
                <text:p>22:23:46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22:24:4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2:25:4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2:26:46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2:27:47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22:28:47</text:p>
              </table:table-cell>
              <table:table-cell office:value-type="float" office:value="73.39">
                <text:p>73.39</text:p>
              </table:table-cell>
            </table:table-row>
            <table:table-row>
              <table:table-cell office:value-type="string">
                <text:p>22:29:4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22:30:47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22:31:47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22:32:47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2:33:47</text:p>
              </table:table-cell>
              <table:table-cell office:value-type="float" office:value="73.61">
                <text:p>73.61</text:p>
              </table:table-cell>
            </table:table-row>
            <table:table-row>
              <table:table-cell office:value-type="string">
                <text:p>22:34:47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22:35:47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22:36:48</text:p>
              </table:table-cell>
              <table:table-cell office:value-type="float" office:value="73.89">
                <text:p>73.89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73.08">
                <text:p>73.08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22:44:48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22:45:49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2:46:49</text:p>
              </table:table-cell>
              <table:table-cell office:value-type="float" office:value="74.67">
                <text:p>74.67</text:p>
              </table:table-cell>
            </table:table-row>
            <table:table-row>
              <table:table-cell office:value-type="string">
                <text:p>22:47:49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22:48:49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string">
                <text:p>22:49:49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22:50:49</text:p>
              </table:table-cell>
              <table:table-cell office:value-type="float" office:value="74.69">
                <text:p>74.69</text:p>
              </table:table-cell>
            </table:table-row>
            <table:table-row>
              <table:table-cell office:value-type="string">
                <text:p>22:51:49</text:p>
              </table:table-cell>
              <table:table-cell office:value-type="float" office:value="74.61">
                <text:p>74.61</text:p>
              </table:table-cell>
            </table:table-row>
            <table:table-row>
              <table:table-cell office:value-type="string">
                <text:p>22:52:4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2:53:49</text:p>
              </table:table-cell>
              <table:table-cell office:value-type="float" office:value="74.89">
                <text:p>74.89</text:p>
              </table:table-cell>
            </table:table-row>
            <table:table-row>
              <table:table-cell office:value-type="string">
                <text:p>22:54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:55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:56:50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22:57:5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22:58:5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22:59:50</text:p>
              </table:table-cell>
              <table:table-cell office:value-type="float" office:value="75.88">
                <text:p>75.88</text:p>
              </table:table-cell>
            </table:table-row>
            <table:table-row>
              <table:table-cell office:value-type="string">
                <text:p>23:00:50</text:p>
              </table:table-cell>
              <table:table-cell office:value-type="float" office:value="75.91">
                <text:p>75.91</text:p>
              </table:table-cell>
            </table:table-row>
            <table:table-row>
              <table:table-cell office:value-type="string">
                <text:p>23:01:50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23:02:50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string">
                <text:p>23:03:51</text:p>
              </table:table-cell>
              <table:table-cell office:value-type="float" office:value="76.81">
                <text:p>76.81</text:p>
              </table:table-cell>
            </table:table-row>
            <table:table-row>
              <table:table-cell office:value-type="string">
                <text:p>23:04:51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23:05:5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23:06:51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23:07:51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23:08:51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23:09:51</text:p>
              </table:table-cell>
              <table:table-cell office:value-type="float" office:value="76.23">
                <text:p>76.23</text:p>
              </table:table-cell>
            </table:table-row>
            <table:table-row>
              <table:table-cell office:value-type="string">
                <text:p>23:10:51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23:11:51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23:12:52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string">
                <text:p>23:13: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14:52</text:p>
              </table:table-cell>
              <table:table-cell office:value-type="float" office:value="74.54">
                <text:p>74.54</text:p>
              </table:table-cell>
            </table:table-row>
            <table:table-row>
              <table:table-cell office:value-type="string">
                <text:p>23:15:52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string">
                <text:p>23:16:52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23:17:52</text:p>
              </table:table-cell>
              <table:table-cell office:value-type="float" office:value="74.73">
                <text:p>74.73</text:p>
              </table:table-cell>
            </table:table-row>
            <table:table-row>
              <table:table-cell office:value-type="string">
                <text:p>23:18:52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23:19:52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23:20:52</text:p>
              </table:table-cell>
              <table:table-cell office:value-type="float" office:value="76.71">
                <text:p>76.71</text:p>
              </table:table-cell>
            </table:table-row>
            <table:table-row>
              <table:table-cell office:value-type="string">
                <text:p>23:21:5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3:22:53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3:23:53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23:24:53</text:p>
              </table:table-cell>
              <table:table-cell office:value-type="float" office:value="76.84">
                <text:p>76.84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23:31:54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3:32:54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23:33:54</text:p>
              </table:table-cell>
              <table:table-cell office:value-type="float" office:value="75.66">
                <text:p>75.66</text:p>
              </table:table-cell>
            </table:table-row>
            <table:table-row>
              <table:table-cell office:value-type="string">
                <text:p>23:34:54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string">
                <text:p>23:35:54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23:36:54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3:37:54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23:38:54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23:39:55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23:40:55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23:41:55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3:42:55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3:43:55</text:p>
              </table:table-cell>
              <table:table-cell office:value-type="float" office:value="71.73">
                <text:p>71.73</text:p>
              </table:table-cell>
            </table:table-row>
            <table:table-row>
              <table:table-cell office:value-type="string">
                <text:p>23:44:55</text:p>
              </table:table-cell>
              <table:table-cell office:value-type="float" office:value="71.27">
                <text:p>71.27</text:p>
              </table:table-cell>
            </table:table-row>
            <table:table-row>
              <table:table-cell office:value-type="string">
                <text:p>23:45:55</text:p>
              </table:table-cell>
              <table:table-cell office:value-type="float" office:value="70.79">
                <text:p>70.79</text:p>
              </table:table-cell>
            </table:table-row>
            <table:table-row>
              <table:table-cell office:value-type="string">
                <text:p>23:46:55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23:47:55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23:48:56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string">
                <text:p>23:49:56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23:50:56</text:p>
              </table:table-cell>
              <table:table-cell office:value-type="float" office:value="69.39">
                <text:p>69.39</text:p>
              </table:table-cell>
            </table:table-row>
            <table:table-row>
              <table:table-cell office:value-type="string">
                <text:p>23:51:56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23:52:56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23:53:56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23:54:56</text:p>
              </table:table-cell>
              <table:table-cell office:value-type="float" office:value="68.32">
                <text:p>68.32</text:p>
              </table:table-cell>
            </table:table-row>
            <table:table-row>
              <table:table-cell office:value-type="string">
                <text:p>23:55:56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string">
                <text:p>23:56:57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23:57:57</text:p>
              </table:table-cell>
              <table:table-cell office:value-type="float" office:value="68.37">
                <text:p>68.37</text:p>
              </table:table-cell>
            </table:table-row>
            <table:table-row>
              <table:table-cell office:value-type="string">
                <text:p>23:58:57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string">
                <text:p>23:59:57</text:p>
              </table:table-cell>
              <table:table-cell office:value-type="float" office:value="68.18">
                <text:p>68.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01cm" svg:height="8.213cm" xlink:href="." xlink:type="simple" chart:class="chart:bar" chart:style-name="ch1">
        <chart:legend chart:legend-position="end" svg:x="11.729cm" svg:y="3.804cm" style:legend-expansion="high" chart:style-name="ch2"/>
        <chart:plot-area chart:style-name="ch3" chart:data-source-has-labels="both" svg:x="0.292cm" svg:y="0.164cm" svg:width="11.145cm" svg:height="7.885cm">
          <chartooo:coordinate-region svg:x="1.373cm" svg:y="0.164cm" svg:width="10.064cm" svg:height="6.19cm"/>
          <chart:axis chart:dimension="x" chart:name="primary-x" chart:style-name="ch4" chartooo:axis-type="auto">
            <chartooo:date-scale/>
            <chart:categories table:cell-range-address="local-table.$A$2:.$A$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3" chart:label-cell-address="local-table.$B$1" chart:class="chart:bar">
            <chart:data-point chart:repeated="2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emperature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24.22">
                <text:p>24.22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20.82">
                <text:p>20.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01cm" svg:height="7.538cm" xlink:href="." xlink:type="simple" chart:class="chart:bar" chart:style-name="ch1">
        <chart:legend chart:legend-position="end" svg:x="11.037cm" svg:y="3.467cm" style:legend-expansion="high" chart:style-name="ch2"/>
        <chart:plot-area chart:style-name="ch3" chart:data-source-has-labels="both" svg:x="0.268cm" svg:y="0.15cm" svg:width="10.501cm" svg:height="7.238cm">
          <chartooo:coordinate-region svg:x="1.35cm" svg:y="0.15cm" svg:width="9.419cm" svg:height="5.543cm"/>
          <chart:axis chart:dimension="x" chart:name="primary-x" chart:style-name="ch4" chartooo:axis-type="auto">
            <chartooo:date-scale/>
            <chart:categories table:cell-range-address="local-table.$A$2:.$A$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3" chart:label-cell-address="local-table.$B$1" chart:class="chart:bar">
            <chart:data-point chart:repeated="2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umidite 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52.99">
                <text:p>52.99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54.21">
                <text:p>54.21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41.89">
                <text:p>41.89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59.88">
                <text:p>59.8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62.14">
                <text:p>62.14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64.47">
                <text:p>64.47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66.89">
                <text:p>66.89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67.19">
                <text:p>67.1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69.91">
                <text:p>69.91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70.94">
                <text:p>70.94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70.59">
                <text:p>70.59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70.87">
                <text:p>70.87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72.61">
                <text:p>72.61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72.14">
                <text:p>72.14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72.87">
                <text:p>72.87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73.41">
                <text:p>73.41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75.01">
                <text:p>75.01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76.13">
                <text:p>76.13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76.29">
                <text:p>76.29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76.08">
                <text:p>76.08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76.26">
                <text:p>76.26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76.19">
                <text:p>76.19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76.17">
                <text:p>76.17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76.36">
                <text:p>76.36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77.43">
                <text:p>77.43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78.93">
                <text:p>78.9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79.83">
                <text:p>79.83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80.53">
                <text:p>80.53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80.02">
                <text:p>80.0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80.46">
                <text:p>80.46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80.57">
                <text:p>80.57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80.54">
                <text:p>80.54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80.78">
                <text:p>80.78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80.72">
                <text:p>80.72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80.76">
                <text:p>80.7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80.42">
                <text:p>80.42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80.63">
                <text:p>80.63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81.22">
                <text:p>81.22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81.02">
                <text:p>81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cm" svg:height="8.325cm" xlink:href="." xlink:type="simple" chart:class="chart:bar" chart:style-name="ch1">
        <chart:legend chart:legend-position="end" svg:x="12.542cm" svg:y="3.86cm" style:legend-expansion="high" chart:style-name="ch2"/>
        <chart:plot-area chart:style-name="ch3" chart:data-source-has-labels="both" svg:x="0.296cm" svg:y="0.166cm" svg:width="11.95cm" svg:height="7.993cm">
          <chartooo:coordinate-region svg:x="1.376cm" svg:y="0.166cm" svg:width="10.87cm" svg:height="6.298cm"/>
          <chart:axis chart:dimension="x" chart:name="primary-x" chart:style-name="ch4" chartooo:axis-type="auto">
            <chartooo:date-scale/>
            <chart:categories table:cell-range-address="local-table.$A$2:.$A$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3" chart:label-cell-address="local-table.$B$1" chart:class="chart:bar">
            <chart:data-point chart:repeated="2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ession</text:p>
              </table:table-cell>
            </table:table-row>
          </table:table-header-rows>
          <table:table-rows>
            <table:table-row>
              <table:table-cell office:value-type="string">
                <text:p>00:00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984.53">
                <text:p>984.53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984.63">
                <text:p>984.63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984.73">
                <text:p>984.73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984.65">
                <text:p>984.65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984.6">
                <text:p>984.6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984.62">
                <text:p>984.62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984.56">
                <text:p>984.56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0:36:21</text:p>
              </table:table-cell>
              <table:table-cell office:value-type="float" office:value="984.41">
                <text:p>984.41</text:p>
              </table:table-cell>
            </table:table-row>
            <table:table-row>
              <table:table-cell office:value-type="string">
                <text:p>00:37:2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0:38:21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0:39:21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0:40:22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0:41:22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0:42:22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0:43:22</text:p>
              </table:table-cell>
              <table:table-cell office:value-type="float" office:value="983.74">
                <text:p>983.74</text:p>
              </table:table-cell>
            </table:table-row>
            <table:table-row>
              <table:table-cell office:value-type="string">
                <text:p>00:44:22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0:45:22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0:46:22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0:47:22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00:48:23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0:49:23</text:p>
              </table:table-cell>
              <table:table-cell office:value-type="float" office:value="983.32">
                <text:p>983.32</text:p>
              </table:table-cell>
            </table:table-row>
            <table:table-row>
              <table:table-cell office:value-type="string">
                <text:p>00:50:23</text:p>
              </table:table-cell>
              <table:table-cell office:value-type="float" office:value="983.21">
                <text:p>983.21</text:p>
              </table:table-cell>
            </table:table-row>
            <table:table-row>
              <table:table-cell office:value-type="string">
                <text:p>00:51:23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0:52:23</text:p>
              </table:table-cell>
              <table:table-cell office:value-type="float" office:value="982.91">
                <text:p>982.91</text:p>
              </table:table-cell>
            </table:table-row>
            <table:table-row>
              <table:table-cell office:value-type="string">
                <text:p>00:53:23</text:p>
              </table:table-cell>
              <table:table-cell office:value-type="float" office:value="982.83">
                <text:p>982.83</text:p>
              </table:table-cell>
            </table:table-row>
            <table:table-row>
              <table:table-cell office:value-type="string">
                <text:p>00:54:23</text:p>
              </table:table-cell>
              <table:table-cell office:value-type="float" office:value="982.67">
                <text:p>982.67</text:p>
              </table:table-cell>
            </table:table-row>
            <table:table-row>
              <table:table-cell office:value-type="string">
                <text:p>00:55:23</text:p>
              </table:table-cell>
              <table:table-cell office:value-type="float" office:value="982.56">
                <text:p>982.56</text:p>
              </table:table-cell>
            </table:table-row>
            <table:table-row>
              <table:table-cell office:value-type="string">
                <text:p>00:56:23</text:p>
              </table:table-cell>
              <table:table-cell office:value-type="float" office:value="982.47">
                <text:p>982.47</text:p>
              </table:table-cell>
            </table:table-row>
            <table:table-row>
              <table:table-cell office:value-type="string">
                <text:p>00:57:23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0:58:23</text:p>
              </table:table-cell>
              <table:table-cell office:value-type="float" office:value="981.99">
                <text:p>981.99</text:p>
              </table:table-cell>
            </table:table-row>
            <table:table-row>
              <table:table-cell office:value-type="string">
                <text:p>00:59:23</text:p>
              </table:table-cell>
              <table:table-cell office:value-type="float" office:value="981.74">
                <text:p>981.74</text:p>
              </table:table-cell>
            </table:table-row>
            <table:table-row>
              <table:table-cell office:value-type="string">
                <text:p>01:00:24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01:01:24</text:p>
              </table:table-cell>
              <table:table-cell office:value-type="float" office:value="981.32">
                <text:p>981.32</text:p>
              </table:table-cell>
            </table:table-row>
            <table:table-row>
              <table:table-cell office:value-type="string">
                <text:p>01:02:24</text:p>
              </table:table-cell>
              <table:table-cell office:value-type="float" office:value="981.18">
                <text:p>981.18</text:p>
              </table:table-cell>
            </table:table-row>
            <table:table-row>
              <table:table-cell office:value-type="string">
                <text:p>01:03:24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01:04:24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01:05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6:24</text:p>
              </table:table-cell>
              <table:table-cell office:value-type="float" office:value="980.61">
                <text:p>980.61</text:p>
              </table:table-cell>
            </table:table-row>
            <table:table-row>
              <table:table-cell office:value-type="string">
                <text:p>01:07:24</text:p>
              </table:table-cell>
              <table:table-cell office:value-type="float" office:value="980.82">
                <text:p>980.82</text:p>
              </table:table-cell>
            </table:table-row>
            <table:table-row>
              <table:table-cell office:value-type="string">
                <text:p>01:08:24</text:p>
              </table:table-cell>
              <table:table-cell office:value-type="float" office:value="980.88">
                <text:p>980.88</text:p>
              </table:table-cell>
            </table:table-row>
            <table:table-row>
              <table:table-cell office:value-type="string">
                <text:p>01:09:25</text:p>
              </table:table-cell>
              <table:table-cell office:value-type="float" office:value="981.28">
                <text:p>981.28</text:p>
              </table:table-cell>
            </table:table-row>
            <table:table-row>
              <table:table-cell office:value-type="string">
                <text:p>01:10:25</text:p>
              </table:table-cell>
              <table:table-cell office:value-type="float" office:value="981.49">
                <text:p>981.49</text:p>
              </table:table-cell>
            </table:table-row>
            <table:table-row>
              <table:table-cell office:value-type="string">
                <text:p>01:11:25</text:p>
              </table:table-cell>
              <table:table-cell office:value-type="float" office:value="981.69">
                <text:p>981.69</text:p>
              </table:table-cell>
            </table:table-row>
            <table:table-row>
              <table:table-cell office:value-type="string">
                <text:p>01:12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3:25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01:14:25</text:p>
              </table:table-cell>
              <table:table-cell office:value-type="float" office:value="981.85">
                <text:p>981.85</text:p>
              </table:table-cell>
            </table:table-row>
            <table:table-row>
              <table:table-cell office:value-type="string">
                <text:p>01:15:25</text:p>
              </table:table-cell>
              <table:table-cell office:value-type="float" office:value="982.08">
                <text:p>982.08</text:p>
              </table:table-cell>
            </table:table-row>
            <table:table-row>
              <table:table-cell office:value-type="string">
                <text:p>01:16:25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01:17:26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01:18:26</text:p>
              </table:table-cell>
              <table:table-cell office:value-type="float" office:value="981.87">
                <text:p>981.87</text:p>
              </table:table-cell>
            </table:table-row>
            <table:table-row>
              <table:table-cell office:value-type="string">
                <text:p>01:19:26</text:p>
              </table:table-cell>
              <table:table-cell office:value-type="float" office:value="981.9">
                <text:p>981.9</text:p>
              </table:table-cell>
            </table:table-row>
            <table:table-row>
              <table:table-cell office:value-type="string">
                <text:p>01:20:26</text:p>
              </table:table-cell>
              <table:table-cell office:value-type="float" office:value="981.97">
                <text:p>981.97</text:p>
              </table:table-cell>
            </table:table-row>
            <table:table-row>
              <table:table-cell office:value-type="string">
                <text:p>01:21:26</text:p>
              </table:table-cell>
              <table:table-cell office:value-type="float" office:value="982.04">
                <text:p>982.04</text:p>
              </table:table-cell>
            </table:table-row>
            <table:table-row>
              <table:table-cell office:value-type="string">
                <text:p>01:22:26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01:23:26</text:p>
              </table:table-cell>
              <table:table-cell office:value-type="float" office:value="982.33">
                <text:p>982.33</text:p>
              </table:table-cell>
            </table:table-row>
            <table:table-row>
              <table:table-cell office:value-type="string">
                <text:p>01:24:26</text:p>
              </table:table-cell>
              <table:table-cell office:value-type="float" office:value="982.43">
                <text:p>982.43</text:p>
              </table:table-cell>
            </table:table-row>
            <table:table-row>
              <table:table-cell office:value-type="string">
                <text:p>01:25:26</text:p>
              </table:table-cell>
              <table:table-cell office:value-type="float" office:value="982.5">
                <text:p>982.5</text:p>
              </table:table-cell>
            </table:table-row>
            <table:table-row>
              <table:table-cell office:value-type="string">
                <text:p>01:26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7:27</text:p>
              </table:table-cell>
              <table:table-cell office:value-type="float" office:value="982.48">
                <text:p>982.48</text:p>
              </table:table-cell>
            </table:table-row>
            <table:table-row>
              <table:table-cell office:value-type="string">
                <text:p>01:28:27</text:p>
              </table:table-cell>
              <table:table-cell office:value-type="float" office:value="982.39">
                <text:p>982.39</text:p>
              </table:table-cell>
            </table:table-row>
            <table:table-row>
              <table:table-cell office:value-type="string">
                <text:p>01:29:27</text:p>
              </table:table-cell>
              <table:table-cell office:value-type="float" office:value="982.49">
                <text:p>982.49</text:p>
              </table:table-cell>
            </table:table-row>
            <table:table-row>
              <table:table-cell office:value-type="string">
                <text:p>01:30:27</text:p>
              </table:table-cell>
              <table:table-cell office:value-type="float" office:value="982.57">
                <text:p>982.57</text:p>
              </table:table-cell>
            </table:table-row>
            <table:table-row>
              <table:table-cell office:value-type="string">
                <text:p>01:31:27</text:p>
              </table:table-cell>
              <table:table-cell office:value-type="float" office:value="982.65">
                <text:p>982.65</text:p>
              </table:table-cell>
            </table:table-row>
            <table:table-row>
              <table:table-cell office:value-type="string">
                <text:p>01:32:27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string">
                <text:p>01:33:27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01:34:28</text:p>
              </table:table-cell>
              <table:table-cell office:value-type="float" office:value="982.79">
                <text:p>982.79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982.85">
                <text:p>982.85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982.75">
                <text:p>982.75</text:p>
              </table:table-cell>
            </table:table-row>
            <table:table-row>
              <table:table-cell office:value-type="string">
                <text:p>01:37:28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983.05">
                <text:p>983.05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983.06">
                <text:p>983.06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45:29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983.24">
                <text:p>983.24</text:p>
              </table:table-cell>
            </table:table-row>
            <table:table-row>
              <table:table-cell office:value-type="string">
                <text:p>01:47:29</text:p>
              </table:table-cell>
              <table:table-cell office:value-type="float" office:value="983.26">
                <text:p>983.26</text:p>
              </table:table-cell>
            </table:table-row>
            <table:table-row>
              <table:table-cell office:value-type="string">
                <text:p>01:48:29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01:49:29</text:p>
              </table:table-cell>
              <table:table-cell office:value-type="float" office:value="983.15">
                <text:p>983.15</text:p>
              </table:table-cell>
            </table:table-row>
            <table:table-row>
              <table:table-cell office:value-type="string">
                <text:p>01:50:29</text:p>
              </table:table-cell>
              <table:table-cell office:value-type="float" office:value="983.16">
                <text:p>983.16</text:p>
              </table:table-cell>
            </table:table-row>
            <table:table-row>
              <table:table-cell office:value-type="string">
                <text:p>01:51:30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01:52:30</text:p>
              </table:table-cell>
              <table:table-cell office:value-type="float" office:value="983.19">
                <text:p>983.19</text:p>
              </table:table-cell>
            </table:table-row>
            <table:table-row>
              <table:table-cell office:value-type="string">
                <text:p>01:53:30</text:p>
              </table:table-cell>
              <table:table-cell office:value-type="float" office:value="983.25">
                <text:p>983.25</text:p>
              </table:table-cell>
            </table:table-row>
            <table:table-row>
              <table:table-cell office:value-type="string">
                <text:p>01:54:30</text:p>
              </table:table-cell>
              <table:table-cell office:value-type="float" office:value="983.36">
                <text:p>983.36</text:p>
              </table:table-cell>
            </table:table-row>
            <table:table-row>
              <table:table-cell office:value-type="string">
                <text:p>01:55:30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1:56:30</text:p>
              </table:table-cell>
              <table:table-cell office:value-type="float" office:value="983.55">
                <text:p>983.55</text:p>
              </table:table-cell>
            </table:table-row>
            <table:table-row>
              <table:table-cell office:value-type="string">
                <text:p>01:57:30</text:p>
              </table:table-cell>
              <table:table-cell office:value-type="float" office:value="983.72">
                <text:p>983.72</text:p>
              </table:table-cell>
            </table:table-row>
            <table:table-row>
              <table:table-cell office:value-type="string">
                <text:p>01:58:30</text:p>
              </table:table-cell>
              <table:table-cell office:value-type="float" office:value="983.75">
                <text:p>983.75</text:p>
              </table:table-cell>
            </table:table-row>
            <table:table-row>
              <table:table-cell office:value-type="string">
                <text:p>01:59:30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02:00:30</text:p>
              </table:table-cell>
              <table:table-cell office:value-type="float" office:value="983.58">
                <text:p>983.58</text:p>
              </table:table-cell>
            </table:table-row>
            <table:table-row>
              <table:table-cell office:value-type="string">
                <text:p>02:01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02:31</text:p>
              </table:table-cell>
              <table:table-cell office:value-type="float" office:value="983.33">
                <text:p>983.33</text:p>
              </table:table-cell>
            </table:table-row>
            <table:table-row>
              <table:table-cell office:value-type="string">
                <text:p>02:03:31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02:04:31</text:p>
              </table:table-cell>
              <table:table-cell office:value-type="float" office:value="983.18">
                <text:p>983.18</text:p>
              </table:table-cell>
            </table:table-row>
            <table:table-row>
              <table:table-cell office:value-type="string">
                <text:p>02:05:31</text:p>
              </table:table-cell>
              <table:table-cell office:value-type="float" office:value="983.28">
                <text:p>983.28</text:p>
              </table:table-cell>
            </table:table-row>
            <table:table-row>
              <table:table-cell office:value-type="string">
                <text:p>02:06:31</text:p>
              </table:table-cell>
              <table:table-cell office:value-type="float" office:value="983.27">
                <text:p>983.27</text:p>
              </table:table-cell>
            </table:table-row>
            <table:table-row>
              <table:table-cell office:value-type="string">
                <text:p>02:07:31</text:p>
              </table:table-cell>
              <table:table-cell office:value-type="float" office:value="983.35">
                <text:p>983.35</text:p>
              </table:table-cell>
            </table:table-row>
            <table:table-row>
              <table:table-cell office:value-type="string">
                <text:p>02:08:31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02:09:31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0:32</text:p>
              </table:table-cell>
              <table:table-cell office:value-type="float" office:value="983.52">
                <text:p>983.52</text:p>
              </table:table-cell>
            </table:table-row>
            <table:table-row>
              <table:table-cell office:value-type="string">
                <text:p>02:11:32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string">
                <text:p>02:12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3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4:32</text:p>
              </table:table-cell>
              <table:table-cell office:value-type="float" office:value="983.48">
                <text:p>983.48</text:p>
              </table:table-cell>
            </table:table-row>
            <table:table-row>
              <table:table-cell office:value-type="string">
                <text:p>02:15:32</text:p>
              </table:table-cell>
              <table:table-cell office:value-type="float" office:value="983.47">
                <text:p>983.47</text:p>
              </table:table-cell>
            </table:table-row>
            <table:table-row>
              <table:table-cell office:value-type="string">
                <text:p>02:16:32</text:p>
              </table:table-cell>
              <table:table-cell office:value-type="float" office:value="983.39">
                <text:p>983.39</text:p>
              </table:table-cell>
            </table:table-row>
            <table:table-row>
              <table:table-cell office:value-type="string">
                <text:p>02:17:32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18:32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02:19:33</text:p>
              </table:table-cell>
              <table:table-cell office:value-type="float" office:value="983.45">
                <text:p>983.45</text:p>
              </table:table-cell>
            </table:table-row>
            <table:table-row>
              <table:table-cell office:value-type="string">
                <text:p>02:20:33</text:p>
              </table:table-cell>
              <table:table-cell office:value-type="float" office:value="983.51">
                <text:p>983.51</text:p>
              </table:table-cell>
            </table:table-row>
            <table:table-row>
              <table:table-cell office:value-type="string">
                <text:p>02:21:33</text:p>
              </table:table-cell>
              <table:table-cell office:value-type="float" office:value="983.63">
                <text:p>983.63</text:p>
              </table:table-cell>
            </table:table-row>
            <table:table-row>
              <table:table-cell office:value-type="string">
                <text:p>02:22:33</text:p>
              </table:table-cell>
              <table:table-cell office:value-type="float" office:value="983.7">
                <text:p>983.7</text:p>
              </table:table-cell>
            </table:table-row>
            <table:table-row>
              <table:table-cell office:value-type="string">
                <text:p>02:23:33</text:p>
              </table:table-cell>
              <table:table-cell office:value-type="float" office:value="983.78">
                <text:p>983.78</text:p>
              </table:table-cell>
            </table:table-row>
            <table:table-row>
              <table:table-cell office:value-type="string">
                <text:p>02:24:33</text:p>
              </table:table-cell>
              <table:table-cell office:value-type="float" office:value="983.84">
                <text:p>983.84</text:p>
              </table:table-cell>
            </table:table-row>
            <table:table-row>
              <table:table-cell office:value-type="string">
                <text:p>02:25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6:33</text:p>
              </table:table-cell>
              <table:table-cell office:value-type="float" office:value="983.86">
                <text:p>983.86</text:p>
              </table:table-cell>
            </table:table-row>
            <table:table-row>
              <table:table-cell office:value-type="string">
                <text:p>02:27:33</text:p>
              </table:table-cell>
              <table:table-cell office:value-type="float" office:value="983.89">
                <text:p>983.89</text:p>
              </table:table-cell>
            </table:table-row>
            <table:table-row>
              <table:table-cell office:value-type="string">
                <text:p>02:28:33</text:p>
              </table:table-cell>
              <table:table-cell office:value-type="float" office:value="983.88">
                <text:p>983.88</text:p>
              </table:table-cell>
            </table:table-row>
            <table:table-row>
              <table:table-cell office:value-type="string">
                <text:p>02:29:33</text:p>
              </table:table-cell>
              <table:table-cell office:value-type="float" office:value="983.91">
                <text:p>983.91</text:p>
              </table:table-cell>
            </table:table-row>
            <table:table-row>
              <table:table-cell office:value-type="string">
                <text:p>02:30:34</text:p>
              </table:table-cell>
              <table:table-cell office:value-type="float" office:value="983.96">
                <text:p>983.96</text:p>
              </table:table-cell>
            </table:table-row>
            <table:table-row>
              <table:table-cell office:value-type="string">
                <text:p>02:31:34</text:p>
              </table:table-cell>
              <table:table-cell office:value-type="float" office:value="984.01">
                <text:p>984.01</text:p>
              </table:table-cell>
            </table:table-row>
            <table:table-row>
              <table:table-cell office:value-type="string">
                <text:p>02:32: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02:3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4:34</text:p>
              </table:table-cell>
              <table:table-cell office:value-type="float" office:value="984.04">
                <text:p>984.04</text:p>
              </table:table-cell>
            </table:table-row>
            <table:table-row>
              <table:table-cell office:value-type="string">
                <text:p>02:35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36:34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02:37:34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38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39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0:34</text:p>
              </table:table-cell>
              <table:table-cell office:value-type="float" office:value="984.02">
                <text:p>984.02</text:p>
              </table:table-cell>
            </table:table-row>
            <table:table-row>
              <table:table-cell office:value-type="string">
                <text:p>02:41:34</text:p>
              </table:table-cell>
              <table:table-cell office:value-type="float" office:value="984.03">
                <text:p>984.03</text:p>
              </table:table-cell>
            </table:table-row>
            <table:table-row>
              <table:table-cell office:value-type="string">
                <text:p>02:42:34</text:p>
              </table:table-cell>
              <table:table-cell office:value-type="float" office:value="984.05">
                <text:p>984.05</text:p>
              </table:table-cell>
            </table:table-row>
            <table:table-row>
              <table:table-cell office:value-type="string">
                <text:p>02:43:34</text:p>
              </table:table-cell>
              <table:table-cell office:value-type="float" office:value="984.06">
                <text:p>984.06</text:p>
              </table:table-cell>
            </table:table-row>
            <table:table-row>
              <table:table-cell office:value-type="string">
                <text:p>02:44:34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5:34</text:p>
              </table:table-cell>
              <table:table-cell office:value-type="float" office:value="984.13">
                <text:p>984.13</text:p>
              </table:table-cell>
            </table:table-row>
            <table:table-row>
              <table:table-cell office:value-type="string">
                <text:p>02:46:34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47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48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49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0:35</text:p>
              </table:table-cell>
              <table:table-cell office:value-type="float" office:value="984.17">
                <text:p>984.17</text:p>
              </table:table-cell>
            </table:table-row>
            <table:table-row>
              <table:table-cell office:value-type="string">
                <text:p>02:51:35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02:52:35</text:p>
              </table:table-cell>
              <table:table-cell office:value-type="float" office:value="984.11">
                <text:p>984.11</text:p>
              </table:table-cell>
            </table:table-row>
            <table:table-row>
              <table:table-cell office:value-type="string">
                <text:p>02:53:35</text:p>
              </table:table-cell>
              <table:table-cell office:value-type="float" office:value="984.08">
                <text:p>984.08</text:p>
              </table:table-cell>
            </table:table-row>
            <table:table-row>
              <table:table-cell office:value-type="string">
                <text:p>02:54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5:35</text:p>
              </table:table-cell>
              <table:table-cell office:value-type="float" office:value="984.12">
                <text:p>984.12</text:p>
              </table:table-cell>
            </table:table-row>
            <table:table-row>
              <table:table-cell office:value-type="string">
                <text:p>02:56:36</text:p>
              </table:table-cell>
              <table:table-cell office:value-type="float" office:value="984.14">
                <text:p>984.14</text:p>
              </table:table-cell>
            </table:table-row>
            <table:table-row>
              <table:table-cell office:value-type="string">
                <text:p>02:57:36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2:58:36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2:59:36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0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1:36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02:36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3:36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04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05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06:37</text:p>
              </table:table-cell>
              <table:table-cell office:value-type="float" office:value="984.23">
                <text:p>984.23</text:p>
              </table:table-cell>
            </table:table-row>
            <table:table-row>
              <table:table-cell office:value-type="string">
                <text:p>03:07:37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08:37</text:p>
              </table:table-cell>
              <table:table-cell office:value-type="float" office:value="984.22">
                <text:p>984.22</text:p>
              </table:table-cell>
            </table:table-row>
            <table:table-row>
              <table:table-cell office:value-type="string">
                <text:p>03:09:37</text:p>
              </table:table-cell>
              <table:table-cell office:value-type="float" office:value="984.15">
                <text:p>984.15</text:p>
              </table:table-cell>
            </table:table-row>
            <table:table-row>
              <table:table-cell office:value-type="string">
                <text:p>03:10:37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1:37</text:p>
              </table:table-cell>
              <table:table-cell office:value-type="float" office:value="984.19">
                <text:p>984.19</text:p>
              </table:table-cell>
            </table:table-row>
            <table:table-row>
              <table:table-cell office:value-type="string">
                <text:p>03:12:38</text:p>
              </table:table-cell>
              <table:table-cell office:value-type="float" office:value="984.16">
                <text:p>984.16</text:p>
              </table:table-cell>
            </table:table-row>
            <table:table-row>
              <table:table-cell office:value-type="string">
                <text:p>03:13:38</text:p>
              </table:table-cell>
              <table:table-cell office:value-type="float" office:value="984.21">
                <text:p>984.21</text:p>
              </table:table-cell>
            </table:table-row>
            <table:table-row>
              <table:table-cell office:value-type="string">
                <text:p>03:14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15:38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16:38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17:38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18:38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19:38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20:38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21:39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22:39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23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4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5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26:39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27:39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28:39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29:39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0:40</text:p>
              </table:table-cell>
              <table:table-cell office:value-type="float" office:value="984.28">
                <text:p>984.28</text:p>
              </table:table-cell>
            </table:table-row>
            <table:table-row>
              <table:table-cell office:value-type="string">
                <text:p>03:31:40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32:40</text:p>
              </table:table-cell>
              <table:table-cell office:value-type="float" office:value="984.25">
                <text:p>984.25</text:p>
              </table:table-cell>
            </table:table-row>
            <table:table-row>
              <table:table-cell office:value-type="string">
                <text:p>03:33:40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34:40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35:40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36:40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37:40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38:40</text:p>
              </table:table-cell>
              <table:table-cell office:value-type="float" office:value="984.32">
                <text:p>984.32</text:p>
              </table:table-cell>
            </table:table-row>
            <table:table-row>
              <table:table-cell office:value-type="string">
                <text:p>03:39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0:41</text:p>
              </table:table-cell>
              <table:table-cell office:value-type="float" office:value="984.34">
                <text:p>984.34</text:p>
              </table:table-cell>
            </table:table-row>
            <table:table-row>
              <table:table-cell office:value-type="string">
                <text:p>03:41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2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3:41</text:p>
              </table:table-cell>
              <table:table-cell office:value-type="float" office:value="984.35">
                <text:p>984.35</text:p>
              </table:table-cell>
            </table:table-row>
            <table:table-row>
              <table:table-cell office:value-type="string">
                <text:p>03:44:41</text:p>
              </table:table-cell>
              <table:table-cell office:value-type="float" office:value="984.29">
                <text:p>984.29</text:p>
              </table:table-cell>
            </table:table-row>
            <table:table-row>
              <table:table-cell office:value-type="string">
                <text:p>03:45:41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6:41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47:42</text:p>
              </table:table-cell>
              <table:table-cell office:value-type="float" office:value="984.33">
                <text:p>984.33</text:p>
              </table:table-cell>
            </table:table-row>
            <table:table-row>
              <table:table-cell office:value-type="string">
                <text:p>03:48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49:42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3:50:42</text:p>
              </table:table-cell>
              <table:table-cell office:value-type="float" office:value="984.26">
                <text:p>984.26</text:p>
              </table:table-cell>
            </table:table-row>
            <table:table-row>
              <table:table-cell office:value-type="string">
                <text:p>03:51:42</text:p>
              </table:table-cell>
              <table:table-cell office:value-type="float" office:value="984.24">
                <text:p>984.24</text:p>
              </table:table-cell>
            </table:table-row>
            <table:table-row>
              <table:table-cell office:value-type="string">
                <text:p>03:52:42</text:p>
              </table:table-cell>
              <table:table-cell office:value-type="float" office:value="984.3">
                <text:p>984.3</text:p>
              </table:table-cell>
            </table:table-row>
            <table:table-row>
              <table:table-cell office:value-type="string">
                <text:p>03:53:42</text:p>
              </table:table-cell>
              <table:table-cell office:value-type="float" office:value="984.31">
                <text:p>984.31</text:p>
              </table:table-cell>
            </table:table-row>
            <table:table-row>
              <table:table-cell office:value-type="string">
                <text:p>03:54:42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5:42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3:56:43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03:57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3:58:43</text:p>
              </table:table-cell>
              <table:table-cell office:value-type="float" office:value="984.4">
                <text:p>984.4</text:p>
              </table:table-cell>
            </table:table-row>
            <table:table-row>
              <table:table-cell office:value-type="string">
                <text:p>03:59:43</text:p>
              </table:table-cell>
              <table:table-cell office:value-type="float" office:value="984.36">
                <text:p>984.36</text:p>
              </table:table-cell>
            </table:table-row>
            <table:table-row>
              <table:table-cell office:value-type="string">
                <text:p>04:00:43</text:p>
              </table:table-cell>
              <table:table-cell office:value-type="float" office:value="984.38">
                <text:p>984.38</text:p>
              </table:table-cell>
            </table:table-row>
            <table:table-row>
              <table:table-cell office:value-type="string">
                <text:p>04:01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2:43</text:p>
              </table:table-cell>
              <table:table-cell office:value-type="float" office:value="984.39">
                <text:p>984.39</text:p>
              </table:table-cell>
            </table:table-row>
            <table:table-row>
              <table:table-cell office:value-type="string">
                <text:p>04:03:43</text:p>
              </table:table-cell>
              <table:table-cell office:value-type="float" office:value="984.42">
                <text:p>984.42</text:p>
              </table:table-cell>
            </table:table-row>
            <table:table-row>
              <table:table-cell office:value-type="string">
                <text:p>04:04:43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04:05:44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04:06:44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04:07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8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09:44</text:p>
              </table:table-cell>
              <table:table-cell office:value-type="float" office:value="984.37">
                <text:p>984.37</text:p>
              </table:table-cell>
            </table:table-row>
            <table:table-row>
              <table:table-cell office:value-type="string">
                <text:p>04:10: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04:11:44</text:p>
              </table:table-cell>
              <table:table-cell office:value-type="float" office:value="984.4">
                <text:p>984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